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7521in" fo:margin-left="0.141in" table:align="left" style:may-break-between-rows="false"/>
    </style:style>
    <style:style style:name="Table1.A" style:family="table-column">
      <style:table-column-properties style:column-width="0.5597in"/>
    </style:style>
    <style:style style:name="Table1.B" style:family="table-column">
      <style:table-column-properties style:column-width="1.3604in"/>
    </style:style>
    <style:style style:name="Table1.C" style:family="table-column">
      <style:table-column-properties style:column-width="0.8319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3" style:family="table">
      <style:table-properties style:width="2.8146in" fo:margin-left="0.25in" table:align="left"/>
    </style:style>
    <style:style style:name="Table3.A" style:family="table-column">
      <style:table-column-properties style:column-width="2.8146in"/>
    </style:style>
    <style:style style:name="Table3.A1" style:family="table-cell">
      <style:table-cell-properties style:vertical-align="bottom" fo:padding="0.0201in" fo:border="0.05pt solid #000000"/>
    </style:style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P2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3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4" style:family="paragraph" style:parent-style-name="Standard">
      <style:text-properties style:font-name="Sans-serif" fo:font-weight="bold" officeooo:rsid="0732101a" officeooo:paragraph-rsid="0be06d51" style:font-weight-asian="bold" style:font-weight-complex="bold"/>
    </style:style>
    <style:style style:name="P5" style:family="paragraph" style:parent-style-name="Standard">
      <style:text-properties style:font-name="Sans-serif" fo:font-weight="bold" officeooo:rsid="087dfff2" officeooo:paragraph-rsid="0add5d00" style:font-weight-asian="bold" style:font-weight-complex="bold"/>
    </style:style>
    <style:style style:name="P6" style:family="paragraph" style:parent-style-name="Standard">
      <style:text-properties style:font-name="Sans-serif" fo:font-weight="bold" officeooo:rsid="087dfff2" officeooo:paragraph-rsid="0f0ac456" style:font-weight-asian="bold" style:font-weight-complex="bold"/>
    </style:style>
    <style:style style:name="P7" style:family="paragraph" style:parent-style-name="Standard">
      <style:text-properties style:font-name="Sans-serif" fo:font-weight="bold" officeooo:rsid="099674cc" officeooo:paragraph-rsid="0b19ff77" style:font-weight-asian="bold" style:font-weight-complex="bold"/>
    </style:style>
    <style:style style:name="P8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Sans-serif" fo:font-weight="bold" officeooo:rsid="06dff1f5" officeooo:paragraph-rsid="0f49cde5" style:font-weight-asian="bold" style:font-weight-complex="bold"/>
    </style:style>
    <style:style style:name="P10" style:family="paragraph" style:parent-style-name="Standard">
      <style:text-properties style:font-name="Sans-serif" fo:font-weight="bold" officeooo:rsid="06d76c3a" officeooo:paragraph-rsid="0f407d3a" style:font-weight-asian="bold" style:font-weight-complex="bold"/>
    </style:style>
    <style:style style:name="P11" style:family="paragraph" style:parent-style-name="Standard">
      <style:text-properties style:font-name="Sans-serif" fo:font-weight="bold" officeooo:rsid="0b32ea1e" officeooo:paragraph-rsid="0ba570a0" style:font-weight-asian="bold" style:font-weight-complex="bold"/>
    </style:style>
    <style:style style:name="P12" style:family="paragraph" style:parent-style-name="Standard">
      <style:text-properties style:font-name="Sans-serif" fo:font-weight="bold" officeooo:rsid="0b32ea1e" officeooo:paragraph-rsid="0ba816f6" style:font-weight-asian="bold" style:font-weight-complex="bold"/>
    </style:style>
    <style:style style:name="P13" style:family="paragraph" style:parent-style-name="Standard">
      <style:text-properties style:font-name="Sans-serif" fo:font-weight="bold" officeooo:rsid="077070cb" officeooo:paragraph-rsid="0c265dee" style:font-weight-asian="bold" style:font-weight-complex="bold"/>
    </style:style>
    <style:style style:name="P14" style:family="paragraph" style:parent-style-name="Standard">
      <style:text-properties style:font-name="Sans-serif" fo:font-weight="bold" officeooo:rsid="077070cb" officeooo:paragraph-rsid="0c5d518d" style:font-weight-asian="bold" style:font-weight-complex="bold"/>
    </style:style>
    <style:style style:name="P15" style:family="paragraph" style:parent-style-name="Standard">
      <style:text-properties style:font-name="Sans-serif" fo:font-weight="bold" officeooo:rsid="077070cb" officeooo:paragraph-rsid="0f49cde5" style:font-weight-asian="bold" style:font-weight-complex="bold"/>
    </style:style>
    <style:style style:name="P16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17" style:family="paragraph" style:parent-style-name="Standard">
      <style:text-properties style:font-name="Sans-serif" fo:font-weight="bold" officeooo:rsid="0bc1d807" officeooo:paragraph-rsid="0bc1d807" style:font-weight-asian="bold" style:font-weight-complex="bold"/>
    </style:style>
    <style:style style:name="P18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19" style:family="paragraph" style:parent-style-name="Standard">
      <style:text-properties style:font-name="Sans-serif" fo:font-weight="bold" officeooo:rsid="09718b1f" officeooo:paragraph-rsid="0e4996df" style:font-weight-asian="bold" style:font-weight-complex="bold"/>
    </style:style>
    <style:style style:name="P20" style:family="paragraph" style:parent-style-name="Standard">
      <style:text-properties style:font-name="Sans-serif" fo:font-weight="bold" officeooo:rsid="0afdcd1d" officeooo:paragraph-rsid="0f1713aa" style:font-weight-asian="bold" style:font-weight-complex="bold"/>
    </style:style>
    <style:style style:name="P21" style:family="paragraph" style:parent-style-name="Standard">
      <style:text-properties style:font-name="Sans-serif" fo:font-size="9pt" fo:font-weight="normal" officeooo:rsid="0805b45c" officeooo:paragraph-rsid="0804f8c8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23" style:family="paragraph" style:parent-style-name="Standard">
      <style:text-properties style:font-name="Sans-serif" fo:font-size="9pt" fo:font-weight="normal" officeooo:rsid="0880bbfa" officeooo:paragraph-rsid="06d76c3a" style:font-size-asian="9pt" style:font-weight-asian="normal" style:font-size-complex="9pt" style:font-weight-complex="normal"/>
    </style:style>
    <style:style style:name="P24" style:family="paragraph" style:parent-style-name="Standard">
      <style:text-properties style:font-name="Sans-serif" fo:font-size="9pt" fo:font-weight="bold" officeooo:rsid="077070cb" officeooo:paragraph-rsid="0b55b417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Sans-serif" fo:font-size="9pt" fo:font-weight="bold" officeooo:rsid="0732101a" officeooo:paragraph-rsid="0be9f343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Sans-serif" fo:font-size="9pt" fo:font-weight="bold" officeooo:rsid="0b63a8f9" officeooo:paragraph-rsid="0e852fa0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Sans-serif" fo:font-size="9pt" fo:font-weight="bold" officeooo:rsid="06d76c3a" officeooo:paragraph-rsid="0f2ea3d6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Sans-serif" fo:font-size="9pt" fo:font-weight="bold" officeooo:rsid="0c504e4f" officeooo:paragraph-rsid="0f2f51b6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30" style:family="paragraph" style:parent-style-name="Standard">
      <style:text-properties style:font-name="Sans-serif" fo:font-weight="normal" officeooo:rsid="06dff1f5" officeooo:paragraph-rsid="0f49cde5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Source Code Pro" fo:font-size="8pt" fo:font-weight="bold" officeooo:rsid="0d9218e7" officeooo:paragraph-rsid="0dfffa01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c13ff25" officeooo:paragraph-rsid="0f49cde5"/>
    </style:style>
    <style:style style:name="P33" style:family="paragraph" style:parent-style-name="Table_20_Contents">
      <style:paragraph-properties fo:text-align="end" style:justify-single-word="false"/>
      <style:text-properties officeooo:rsid="0c13ff25" officeooo:paragraph-rsid="0f49cde5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c220aa3" officeooo:paragraph-rsid="0f49cde5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eaf1d30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f17f7e7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f4dfd06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68a1dc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b2f44a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f49cde5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cb65aca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eb4800a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77070cb" officeooo:paragraph-rsid="0f49cde5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ddf2617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88bb" officeooo:paragraph-rsid="0cd501ec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21211" officeooo:paragraph-rsid="0eb656d6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7dee6" officeooo:paragraph-rsid="0ce7dee6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b0e77" officeooo:paragraph-rsid="0ceb0e77"/>
    </style:style>
    <style:style style:name="P4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ource Code Pro" fo:font-size="8pt" fo:font-weight="bold" officeooo:rsid="0db04326" officeooo:paragraph-rsid="0dfffa01" style:font-size-asian="8pt" style:font-weight-asian="bold" style:font-size-complex="8pt" style:font-weight-complex="bold"/>
    </style:style>
    <style:style style:name="P5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f66ded" officeooo:paragraph-rsid="0ea53520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ea53520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ea3d2c9"/>
    </style:style>
    <style:style style:name="P54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ea29151" style:font-weight-asian="bold" style:font-weight-complex="bold"/>
    </style:style>
    <style:style style:name="P55" style:family="paragraph" style:parent-style-name="Standard">
      <style:paragraph-properties fo:break-before="column"/>
      <style:text-properties style:font-name="Sans-serif" fo:font-weight="bold" officeooo:rsid="0ae9781d" officeooo:paragraph-rsid="0bd4b0ed" style:font-weight-asian="bold" style:font-weight-complex="bold"/>
    </style:style>
    <style:style style:name="P56" style:family="paragraph" style:parent-style-name="Standard">
      <style:text-properties style:font-name="Sans-serif" fo:font-weight="bold" officeooo:rsid="0ef7c812" officeooo:paragraph-rsid="0f040072" style:font-weight-asian="bold" style:font-weight-complex="bold"/>
    </style:style>
    <style:style style:name="P57" style:family="paragraph" style:parent-style-name="Standard">
      <style:text-properties style:font-name="Sans-serif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font-name="Sans-serif" fo:font-weight="normal" officeooo:rsid="0aba5f19" officeooo:paragraph-rsid="0ab5e2b8" style:font-weight-asian="normal" style:font-weight-complex="normal"/>
    </style:style>
    <style:style style:name="P59" style:family="paragraph" style:parent-style-name="Standard">
      <style:text-properties style:font-name="Sans-serif" fo:font-weight="normal" officeooo:rsid="0aba5f19" officeooo:paragraph-rsid="0f0ac456" style:font-weight-asian="normal" style:font-weight-complex="normal"/>
    </style:style>
    <style:style style:name="P60" style:family="paragraph" style:parent-style-name="Standard">
      <style:text-properties style:font-name="Sans-serif" fo:font-weight="normal" officeooo:rsid="07fceba0" officeooo:paragraph-rsid="0f49cde5" style:font-weight-asian="normal" style:font-weight-complex="normal"/>
    </style:style>
    <style:style style:name="P61" style:family="paragraph" style:parent-style-name="Standard">
      <style:text-properties style:font-name="Sans-serif" style:text-underline-style="none" fo:font-weight="normal" officeooo:rsid="0b9e39c7" officeooo:paragraph-rsid="0ba570a0" style:font-weight-asian="normal" style:font-weight-complex="normal"/>
    </style:style>
    <style:style style:name="P62" style:family="paragraph" style:parent-style-name="Standard">
      <style:text-properties style:font-name="Sans-serif" style:text-underline-style="none" fo:font-weight="normal" officeooo:rsid="0ba0030d" officeooo:paragraph-rsid="0ba816f6" style:font-weight-asian="normal" style:font-weight-complex="normal"/>
    </style:style>
    <style:style style:name="P63" style:family="paragraph" style:parent-style-name="Standard">
      <style:text-properties style:font-name="Sans-serif" fo:font-size="9pt" fo:font-weight="normal" officeooo:rsid="0be9f343" officeooo:paragraph-rsid="0be9f343" style:font-size-asian="9pt" style:font-weight-asian="normal" style:font-size-complex="9pt" style:font-weight-complex="normal"/>
    </style:style>
    <style:style style:name="P64" style:family="paragraph" style:parent-style-name="Standard">
      <style:text-properties style:font-name="Sans-serif" fo:font-size="9pt" fo:font-weight="normal" officeooo:rsid="0853aa48" officeooo:paragraph-rsid="0f2ea3d6" style:font-size-asian="9pt" style:font-weight-asian="normal" style:font-size-complex="9pt" style:font-weight-complex="normal"/>
    </style:style>
    <style:style style:name="P65" style:family="paragraph" style:parent-style-name="Standard">
      <style:text-properties style:font-name="Sans-serif" fo:font-size="9pt" fo:font-weight="normal" officeooo:rsid="0853aa48" officeooo:paragraph-rsid="0d8a39d2" style:font-size-asian="9pt" style:font-weight-asian="normal" style:font-size-complex="9pt" style:font-weight-complex="normal"/>
    </style:style>
    <style:style style:name="P66" style:family="paragraph" style:parent-style-name="Standard">
      <style:text-properties style:font-name="Sans-serif" fo:font-size="9pt" fo:font-weight="normal" officeooo:rsid="0c504e4f" officeooo:paragraph-rsid="0f2f51b6" style:font-size-asian="9pt" style:font-weight-asian="normal" style:font-size-complex="9pt" style:font-weight-complex="normal"/>
    </style:style>
    <style:style style:name="P67" style:family="paragraph" style:parent-style-name="Standard">
      <style:text-properties style:font-name="Sans-serif" fo:font-size="9pt" fo:font-weight="normal" officeooo:rsid="09f9cffe" officeooo:paragraph-rsid="0c5d518d" style:font-size-asian="9pt" style:font-weight-asian="normal" style:font-size-complex="9pt" style:font-weight-complex="normal"/>
    </style:style>
    <style:style style:name="P68" style:family="paragraph" style:parent-style-name="Standard">
      <style:text-properties style:font-name="Sans-serif" fo:font-size="9pt" fo:font-weight="normal" officeooo:rsid="0d8966bd" officeooo:paragraph-rsid="0d8966bd" style:font-size-asian="9pt" style:font-weight-asian="normal" style:font-size-complex="9pt" style:font-weight-complex="normal"/>
    </style:style>
    <style:style style:name="P69" style:family="paragraph" style:parent-style-name="Standard">
      <style:paragraph-properties fo:text-align="end" style:justify-single-word="false"/>
      <style:text-properties style:font-name="Sans-serif" fo:font-size="9pt" fo:font-weight="normal" officeooo:rsid="06e50a70" officeooo:paragraph-rsid="0f49cde5" style:font-size-asian="9pt" style:font-weight-asian="normal" style:font-size-complex="9pt" style:font-weight-complex="normal"/>
    </style:style>
    <style:style style:name="P70" style:family="paragraph" style:parent-style-name="Standard">
      <style:text-properties style:font-name="Sans-serif" fo:font-size="9pt" fo:font-style="normal" fo:font-weight="normal" officeooo:rsid="0b0facb5" officeooo:paragraph-rsid="0bd4b0ed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style:text-properties style:font-name="Sans-serif" fo:font-size="9pt" fo:font-style="normal" fo:font-weight="bold" officeooo:rsid="0ab4633a" officeooo:paragraph-rsid="0f49cde5" style:font-size-asian="9pt" style:font-style-asian="normal" style:font-weight-asian="bold" style:font-size-complex="9pt" style:font-style-complex="normal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Sans-serif" fo:font-size="10pt" fo:font-weight="bold" officeooo:rsid="06f66ded" officeooo:paragraph-rsid="0f49cde5" style:font-size-asian="10pt" style:font-weight-asian="bold" style:font-size-complex="10pt" style:font-weight-complex="bold"/>
    </style:style>
    <style:style style:name="P73" style:family="paragraph" style:parent-style-name="Standard">
      <style:text-properties officeooo:rsid="06d76c3a" officeooo:paragraph-rsid="0c9fa098"/>
    </style:style>
    <style:style style:name="P74" style:family="paragraph" style:parent-style-name="Standard">
      <style:text-properties officeooo:rsid="0f040072" officeooo:paragraph-rsid="0f040072"/>
    </style:style>
    <style:style style:name="P75" style:family="paragraph" style:parent-style-name="Standard">
      <style:text-properties fo:font-weight="bold" officeooo:rsid="0f8e712c" officeooo:paragraph-rsid="0fb61581" style:font-weight-asian="bold" style:font-weight-complex="bold"/>
    </style:style>
    <style:style style:name="P7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717fa2" officeooo:paragraph-rsid="0eda9806" style:font-weight-asian="bold" style:font-weight-complex="bold"/>
    </style:style>
    <style:style style:name="P7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0eadf8fa" style:font-weight-asian="bold" style:font-weight-complex="bold"/>
    </style:style>
    <style:style style:name="P7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b2f9c24" officeooo:paragraph-rsid="0eadf8fa" style:font-weight-asian="bold" style:font-weight-complex="bold"/>
    </style:style>
    <style:style style:name="P79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8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8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8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8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8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8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8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31610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8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b168c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c82b869" officeooo:paragraph-rsid="0c832fd6" style:font-size-asian="9pt" style:font-style-asian="normal" style:font-weight-asian="normal" style:font-size-complex="9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e6da6cc" officeooo:paragraph-rsid="0f49cde5" style:font-size-asian="9pt" style:font-style-asian="normal" style:font-weight-asian="normal" style:font-size-complex="9pt" style:font-style-complex="normal" style:font-weight-complex="normal"/>
    </style:style>
    <style:style style:name="P9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78b763" officeooo:paragraph-rsid="0abe06ec" style:font-size-asian="9pt" style:font-style-asian="normal" style:font-weight-asian="bold" style:font-size-complex="9pt" style:font-style-complex="normal" style:font-weight-complex="bold"/>
    </style:style>
    <style:style style:name="P9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91b3ef" officeooo:paragraph-rsid="0abe06ec" style:font-size-asian="9pt" style:font-style-asian="normal" style:font-weight-asian="bold" style:font-size-complex="9pt" style:font-style-complex="normal" style:font-weight-complex="bold"/>
    </style:style>
    <style:style style:name="P9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bold" officeooo:rsid="0bf811da" officeooo:paragraph-rsid="0eb2f44a" style:font-size-asian="9pt" style:font-style-asian="normal" style:font-weight-asian="bold" style:font-size-complex="9pt" style:font-style-complex="normal" style:font-weight-complex="bold"/>
    </style:style>
    <style:style style:name="P9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d7aee57" officeooo:paragraph-rsid="0eb2f44a" style:font-size-asian="9pt" style:font-style-asian="normal" style:font-weight-asian="normal" style:font-size-complex="9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9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26a6108" officeooo:paragraph-rsid="0abe06ec" style:font-size-asian="9pt" style:font-weight-asian="normal" style:font-size-complex="9pt" style:font-weight-complex="normal"/>
    </style:style>
    <style:style style:name="P9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9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normal" officeooo:rsid="077070cb" officeooo:paragraph-rsid="0be7e82c" style:font-weight-asian="normal" style:font-weight-complex="normal"/>
    </style:style>
    <style:style style:name="P9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bb2830" officeooo:paragraph-rsid="0c832fd6" style:font-weight-asian="normal" style:font-weight-complex="normal"/>
    </style:style>
    <style:style style:name="P10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6f66ded" officeooo:paragraph-rsid="0cd501ec" style:font-weight-asian="normal" style:font-weight-complex="normal"/>
    </style:style>
    <style:style style:name="P10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6f66ded" officeooo:paragraph-rsid="0c832fd6" style:font-weight-asian="normal" style:font-weight-complex="normal"/>
    </style:style>
    <style:style style:name="P10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be8fa9" officeooo:paragraph-rsid="0cd501ec" style:font-weight-asian="normal" style:font-weight-complex="normal"/>
    </style:style>
    <style:style style:name="P10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e6b0f1" officeooo:paragraph-rsid="0ce21211" style:font-weight-asian="normal" style:font-weight-complex="normal"/>
    </style:style>
    <style:style style:name="P10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ea11a1" officeooo:paragraph-rsid="0ce7dee6" style:font-weight-asian="normal" style:font-weight-complex="normal"/>
    </style:style>
    <style:style style:name="P10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8pt" fo:font-style="normal" style:text-underline-style="none" fo:font-weight="normal" officeooo:rsid="0db04326" officeooo:paragraph-rsid="0b949266" style:font-size-asian="8pt" style:font-style-asian="normal" style:font-weight-asian="normal" style:font-size-complex="8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9d00ba5" officeooo:paragraph-rsid="09a266a6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rsid="0c220aa3" officeooo:paragraph-rsid="0f49cde5" style:font-weight-asian="bold" style:font-weight-complex="bold"/>
    </style:style>
    <style:style style:name="T1" style:family="text">
      <style:text-properties officeooo:rsid="0b398a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ce6b0f1" style:font-weight-asian="bold" style:font-weight-complex="bold"/>
    </style:style>
    <style:style style:name="T4" style:family="text">
      <style:text-properties fo:font-weight="bold" officeooo:rsid="0cea11a1" style:font-weight-asian="bold" style:font-weight-complex="bold"/>
    </style:style>
    <style:style style:name="T5" style:family="text">
      <style:text-properties fo:font-weight="bold" officeooo:rsid="0d517e3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7a31ad" style:font-weight-asian="normal" style:font-weight-complex="normal"/>
    </style:style>
    <style:style style:name="T8" style:family="text">
      <style:text-properties fo:font-weight="normal" officeooo:rsid="027c085d" style:font-weight-asian="normal" style:font-weight-complex="normal"/>
    </style:style>
    <style:style style:name="T9" style:family="text">
      <style:text-properties fo:font-weight="normal" officeooo:rsid="0278b763" style:font-weight-asian="normal" style:font-weight-complex="normal"/>
    </style:style>
    <style:style style:name="T10" style:family="text">
      <style:text-properties fo:font-weight="normal" officeooo:rsid="02c417ad" style:font-weight-asian="normal" style:font-weight-complex="normal"/>
    </style:style>
    <style:style style:name="T11" style:family="text">
      <style:text-properties fo:font-weight="normal" officeooo:rsid="027a1814" style:font-weight-asian="normal" style:font-weight-complex="normal"/>
    </style:style>
    <style:style style:name="T12" style:family="text">
      <style:text-properties fo:font-weight="normal" officeooo:rsid="028c29cb" style:font-weight-asian="normal" style:font-weight-complex="normal"/>
    </style:style>
    <style:style style:name="T13" style:family="text">
      <style:text-properties fo:font-weight="normal" officeooo:rsid="0317d397" style:font-weight-asian="normal" style:font-weight-complex="normal"/>
    </style:style>
    <style:style style:name="T14" style:family="text">
      <style:text-properties fo:font-weight="normal" officeooo:rsid="03fa0180" style:font-weight-asian="normal" style:font-weight-complex="normal"/>
    </style:style>
    <style:style style:name="T15" style:family="text">
      <style:text-properties fo:font-weight="normal" officeooo:rsid="028a678f" style:font-weight-asian="normal" style:font-weight-complex="normal"/>
    </style:style>
    <style:style style:name="T16" style:family="text">
      <style:text-properties fo:font-weight="normal" officeooo:rsid="028aaa5c" style:font-weight-asian="normal" style:font-weight-complex="normal"/>
    </style:style>
    <style:style style:name="T17" style:family="text">
      <style:text-properties fo:font-weight="normal" officeooo:rsid="027dfbc3" style:font-weight-asian="normal" style:font-weight-complex="normal"/>
    </style:style>
    <style:style style:name="T18" style:family="text">
      <style:text-properties fo:font-weight="normal" officeooo:rsid="0280e20c" style:font-weight-asian="normal" style:font-weight-complex="normal"/>
    </style:style>
    <style:style style:name="T19" style:family="text">
      <style:text-properties fo:font-weight="normal" officeooo:rsid="05452289" style:font-weight-asian="normal" style:font-weight-complex="normal"/>
    </style:style>
    <style:style style:name="T20" style:family="text">
      <style:text-properties fo:font-weight="normal" officeooo:rsid="05486375" style:font-weight-asian="normal" style:font-weight-complex="normal"/>
    </style:style>
    <style:style style:name="T21" style:family="text">
      <style:text-properties fo:font-weight="normal" officeooo:rsid="0699c527" style:font-weight-asian="normal" style:font-weight-complex="normal"/>
    </style:style>
    <style:style style:name="T22" style:family="text">
      <style:text-properties fo:font-weight="normal" officeooo:rsid="069a0868" style:font-weight-asian="normal" style:font-weight-complex="normal"/>
    </style:style>
    <style:style style:name="T23" style:family="text">
      <style:text-properties fo:font-weight="normal" officeooo:rsid="06de3436" style:font-weight-asian="normal" style:font-weight-complex="normal"/>
    </style:style>
    <style:style style:name="T24" style:family="text">
      <style:text-properties fo:font-weight="normal" officeooo:rsid="0707c051" style:font-weight-asian="normal" style:font-weight-complex="normal"/>
    </style:style>
    <style:style style:name="T25" style:family="text">
      <style:text-properties fo:font-weight="normal" officeooo:rsid="0733225e" style:font-weight-asian="normal" style:font-weight-complex="normal"/>
    </style:style>
    <style:style style:name="T26" style:family="text">
      <style:text-properties fo:font-weight="normal" officeooo:rsid="075aa9fe" style:font-weight-asian="normal" style:font-weight-complex="normal"/>
    </style:style>
    <style:style style:name="T27" style:family="text">
      <style:text-properties fo:font-weight="normal" officeooo:rsid="077070cb" style:font-weight-asian="normal" style:font-weight-complex="normal"/>
    </style:style>
    <style:style style:name="T28" style:family="text">
      <style:text-properties fo:font-weight="normal" officeooo:rsid="07fa9853" style:font-weight-asian="normal" style:font-weight-complex="normal"/>
    </style:style>
    <style:style style:name="T29" style:family="text">
      <style:text-properties fo:font-weight="normal" officeooo:rsid="07fceba0" style:font-weight-asian="normal" style:font-weight-complex="normal"/>
    </style:style>
    <style:style style:name="T30" style:family="text">
      <style:text-properties fo:font-weight="normal" officeooo:rsid="0824da02" style:font-weight-asian="normal" style:font-weight-complex="normal"/>
    </style:style>
    <style:style style:name="T31" style:family="text">
      <style:text-properties fo:font-weight="normal" officeooo:rsid="0953ec25" style:font-weight-asian="normal" style:font-weight-complex="normal"/>
    </style:style>
    <style:style style:name="T32" style:family="text">
      <style:text-properties fo:font-weight="normal" officeooo:rsid="0997e212" style:font-weight-asian="normal" style:font-weight-complex="normal"/>
    </style:style>
    <style:style style:name="T33" style:family="text">
      <style:text-properties fo:font-weight="normal" officeooo:rsid="099c19a4" style:font-weight-asian="normal" style:font-weight-complex="normal"/>
    </style:style>
    <style:style style:name="T34" style:family="text">
      <style:text-properties fo:font-weight="normal" officeooo:rsid="06d76c3a" style:font-weight-asian="normal" style:font-weight-complex="normal"/>
    </style:style>
    <style:style style:name="T35" style:family="text">
      <style:text-properties fo:font-weight="normal" officeooo:rsid="0abf804a" style:font-weight-asian="normal" style:font-weight-complex="normal"/>
    </style:style>
    <style:style style:name="T36" style:family="text">
      <style:text-properties fo:font-weight="normal" officeooo:rsid="0ade38ed" style:font-weight-asian="normal" style:font-weight-complex="normal"/>
    </style:style>
    <style:style style:name="T37" style:family="text">
      <style:text-properties fo:font-weight="normal" officeooo:rsid="0ae38167" style:font-weight-asian="normal" style:font-weight-complex="normal"/>
    </style:style>
    <style:style style:name="T38" style:family="text">
      <style:text-properties fo:font-weight="normal" officeooo:rsid="0ae42245" style:font-weight-asian="normal" style:font-weight-complex="normal"/>
    </style:style>
    <style:style style:name="T39" style:family="text">
      <style:text-properties fo:font-weight="normal" officeooo:rsid="0b4e566e" style:font-weight-asian="normal" style:font-weight-complex="normal"/>
    </style:style>
    <style:style style:name="T40" style:family="text">
      <style:text-properties fo:font-weight="normal" officeooo:rsid="078a4f7f" style:font-weight-asian="normal" style:font-weight-complex="normal"/>
    </style:style>
    <style:style style:name="T41" style:family="text">
      <style:text-properties fo:font-weight="normal" officeooo:rsid="09376041" style:font-weight-asian="normal" style:font-weight-complex="normal"/>
    </style:style>
    <style:style style:name="T42" style:family="text">
      <style:text-properties fo:font-weight="normal" officeooo:rsid="076cbfaa" style:font-weight-asian="normal" style:font-weight-complex="normal"/>
    </style:style>
    <style:style style:name="T43" style:family="text">
      <style:text-properties fo:font-weight="normal" officeooo:rsid="0771f9c5" style:font-weight-asian="normal" style:font-weight-complex="normal"/>
    </style:style>
    <style:style style:name="T44" style:family="text">
      <style:text-properties fo:font-weight="normal" officeooo:rsid="082aad2e" style:font-weight-asian="normal" style:font-weight-complex="normal"/>
    </style:style>
    <style:style style:name="T45" style:family="text">
      <style:text-properties fo:font-weight="normal" officeooo:rsid="0b51e14d" style:font-weight-asian="normal" style:font-weight-complex="normal"/>
    </style:style>
    <style:style style:name="T46" style:family="text">
      <style:text-properties fo:font-weight="normal" officeooo:rsid="0b50ebe3" style:font-weight-asian="normal" style:font-weight-complex="normal"/>
    </style:style>
    <style:style style:name="T47" style:family="text">
      <style:text-properties fo:font-weight="normal" officeooo:rsid="0b8a45cf" style:font-weight-asian="normal" style:font-weight-complex="normal"/>
    </style:style>
    <style:style style:name="T48" style:family="text">
      <style:text-properties fo:font-weight="normal" officeooo:rsid="0b8beb29" style:font-weight-asian="normal" style:font-weight-complex="normal"/>
    </style:style>
    <style:style style:name="T49" style:family="text">
      <style:text-properties fo:font-weight="normal" officeooo:rsid="0b8e806c" style:font-weight-asian="normal" style:font-weight-complex="normal"/>
    </style:style>
    <style:style style:name="T50" style:family="text">
      <style:text-properties fo:font-weight="normal" officeooo:rsid="0b8f9dca" style:font-weight-asian="normal" style:font-weight-complex="normal"/>
    </style:style>
    <style:style style:name="T51" style:family="text">
      <style:text-properties fo:font-weight="normal" officeooo:rsid="0b91232f" style:font-weight-asian="normal" style:font-weight-complex="normal"/>
    </style:style>
    <style:style style:name="T52" style:family="text">
      <style:text-properties fo:font-weight="normal" officeooo:rsid="0b931332" style:font-weight-asian="normal" style:font-weight-complex="normal"/>
    </style:style>
    <style:style style:name="T53" style:family="text">
      <style:text-properties fo:font-weight="normal" officeooo:rsid="0b9a03c2" style:font-weight-asian="normal" style:font-weight-complex="normal"/>
    </style:style>
    <style:style style:name="T54" style:family="text">
      <style:text-properties fo:font-weight="normal" officeooo:rsid="0b9b04cb" style:font-weight-asian="normal" style:font-weight-complex="normal"/>
    </style:style>
    <style:style style:name="T55" style:family="text">
      <style:text-properties fo:font-weight="normal" officeooo:rsid="0bc23b67" style:font-weight-asian="normal" style:font-weight-complex="normal"/>
    </style:style>
    <style:style style:name="T56" style:family="text">
      <style:text-properties fo:font-weight="normal" officeooo:rsid="0bd01819" style:font-weight-asian="normal" style:font-weight-complex="normal"/>
    </style:style>
    <style:style style:name="T57" style:family="text">
      <style:text-properties fo:font-weight="normal" officeooo:rsid="0bdf40ac" style:font-weight-asian="normal" style:font-weight-complex="normal"/>
    </style:style>
    <style:style style:name="T58" style:family="text">
      <style:text-properties fo:font-weight="normal" officeooo:rsid="0be5537d" style:font-weight-asian="normal" style:font-weight-complex="normal"/>
    </style:style>
    <style:style style:name="T59" style:family="text">
      <style:text-properties fo:font-weight="normal" officeooo:rsid="098819c9" style:font-weight-asian="normal" style:font-weight-complex="normal"/>
    </style:style>
    <style:style style:name="T60" style:family="text">
      <style:text-properties fo:font-weight="normal" officeooo:rsid="08235ec5" style:font-weight-asian="normal" style:font-weight-complex="normal"/>
    </style:style>
    <style:style style:name="T61" style:family="text">
      <style:text-properties fo:font-weight="normal" officeooo:rsid="0be9f343" style:font-weight-asian="normal" style:font-weight-complex="normal"/>
    </style:style>
    <style:style style:name="T62" style:family="text">
      <style:text-properties fo:font-weight="normal" officeooo:rsid="0beb0271" style:font-weight-asian="normal" style:font-weight-complex="normal"/>
    </style:style>
    <style:style style:name="T63" style:family="text">
      <style:text-properties fo:font-weight="normal" officeooo:rsid="0bec1481" style:font-weight-asian="normal" style:font-weight-complex="normal"/>
    </style:style>
    <style:style style:name="T64" style:family="text">
      <style:text-properties fo:font-weight="normal" officeooo:rsid="0bec65be" style:font-weight-asian="normal" style:font-weight-complex="normal"/>
    </style:style>
    <style:style style:name="T65" style:family="text">
      <style:text-properties fo:font-weight="normal" officeooo:rsid="0bed82a4" style:font-weight-asian="normal" style:font-weight-complex="normal"/>
    </style:style>
    <style:style style:name="T66" style:family="text">
      <style:text-properties fo:font-weight="normal" officeooo:rsid="0c0a21c0" style:font-weight-asian="normal" style:font-weight-complex="normal"/>
    </style:style>
    <style:style style:name="T67" style:family="text">
      <style:text-properties fo:font-weight="normal" officeooo:rsid="0c0b8020" style:font-weight-asian="normal" style:font-weight-complex="normal"/>
    </style:style>
    <style:style style:name="T68" style:family="text">
      <style:text-properties fo:font-weight="normal" officeooo:rsid="0c0e8d81" style:font-weight-asian="normal" style:font-weight-complex="normal"/>
    </style:style>
    <style:style style:name="T69" style:family="text">
      <style:text-properties fo:font-weight="normal" officeooo:rsid="0c101487" style:font-weight-asian="normal" style:font-weight-complex="normal"/>
    </style:style>
    <style:style style:name="T70" style:family="text">
      <style:text-properties fo:font-weight="normal" officeooo:rsid="0c24bbcc" style:font-weight-asian="normal" style:font-weight-complex="normal"/>
    </style:style>
    <style:style style:name="T71" style:family="text">
      <style:text-properties fo:font-weight="normal" officeooo:rsid="0c250b37" style:font-weight-asian="normal" style:font-weight-complex="normal"/>
    </style:style>
    <style:style style:name="T72" style:family="text">
      <style:text-properties fo:font-weight="normal" officeooo:rsid="0c2816d0" style:font-weight-asian="normal" style:font-weight-complex="normal"/>
    </style:style>
    <style:style style:name="T73" style:family="text">
      <style:text-properties fo:font-weight="normal" officeooo:rsid="0c2b2a4e" style:font-weight-asian="normal" style:font-weight-complex="normal"/>
    </style:style>
    <style:style style:name="T74" style:family="text">
      <style:text-properties fo:font-weight="normal" officeooo:rsid="0c2e507e" style:font-weight-asian="normal" style:font-weight-complex="normal"/>
    </style:style>
    <style:style style:name="T75" style:family="text">
      <style:text-properties fo:font-weight="normal" officeooo:rsid="0c4beff9" style:font-weight-asian="normal" style:font-weight-complex="normal"/>
    </style:style>
    <style:style style:name="T76" style:family="text">
      <style:text-properties fo:font-weight="normal" officeooo:rsid="0c4cbfdf" style:font-weight-asian="normal" style:font-weight-complex="normal"/>
    </style:style>
    <style:style style:name="T77" style:family="text">
      <style:text-properties fo:font-weight="normal" officeooo:rsid="0c4e29e2" style:font-weight-asian="normal" style:font-weight-complex="normal"/>
    </style:style>
    <style:style style:name="T78" style:family="text">
      <style:text-properties fo:font-weight="normal" officeooo:rsid="0c4f07c7" style:font-weight-asian="normal" style:font-weight-complex="normal"/>
    </style:style>
    <style:style style:name="T79" style:family="text">
      <style:text-properties fo:font-weight="normal" officeooo:rsid="0c51f4f3" style:font-weight-asian="normal" style:font-weight-complex="normal"/>
    </style:style>
    <style:style style:name="T80" style:family="text">
      <style:text-properties fo:font-weight="normal" officeooo:rsid="0c7e4450" style:font-weight-asian="normal" style:font-weight-complex="normal"/>
    </style:style>
    <style:style style:name="T81" style:family="text">
      <style:text-properties fo:font-weight="normal" officeooo:rsid="0c8bb460" style:font-weight-asian="normal" style:font-weight-complex="normal"/>
    </style:style>
    <style:style style:name="T82" style:family="text">
      <style:text-properties fo:font-weight="normal" officeooo:rsid="0c8c29bd" style:font-weight-asian="normal" style:font-weight-complex="normal"/>
    </style:style>
    <style:style style:name="T83" style:family="text">
      <style:text-properties fo:font-weight="normal" officeooo:rsid="0c8c29fb" style:font-weight-asian="normal" style:font-weight-complex="normal"/>
    </style:style>
    <style:style style:name="T84" style:family="text">
      <style:text-properties fo:font-weight="normal" officeooo:rsid="0c90a8d3" style:font-weight-asian="normal" style:font-weight-complex="normal"/>
    </style:style>
    <style:style style:name="T85" style:family="text">
      <style:text-properties fo:font-weight="normal" officeooo:rsid="0cbdea33" style:font-weight-asian="normal" style:font-weight-complex="normal"/>
    </style:style>
    <style:style style:name="T86" style:family="text">
      <style:text-properties fo:font-weight="normal" officeooo:rsid="0cbe83bf" style:font-weight-asian="normal" style:font-weight-complex="normal"/>
    </style:style>
    <style:style style:name="T87" style:family="text">
      <style:text-properties fo:font-weight="normal" officeooo:rsid="0cbe8fa9" style:font-weight-asian="normal" style:font-weight-complex="normal"/>
    </style:style>
    <style:style style:name="T88" style:family="text">
      <style:text-properties fo:font-weight="normal" officeooo:rsid="0cd501ec" style:font-weight-asian="normal" style:font-weight-complex="normal"/>
    </style:style>
    <style:style style:name="T89" style:family="text">
      <style:text-properties fo:font-weight="normal" officeooo:rsid="0cd700b9" style:font-weight-asian="normal" style:font-weight-complex="normal"/>
    </style:style>
    <style:style style:name="T90" style:family="text">
      <style:text-properties fo:font-weight="normal" officeooo:rsid="0cd8fd1d" style:font-weight-asian="normal" style:font-weight-complex="normal"/>
    </style:style>
    <style:style style:name="T91" style:family="text">
      <style:text-properties fo:font-weight="normal" officeooo:rsid="0cd91049" style:font-weight-asian="normal" style:font-weight-complex="normal"/>
    </style:style>
    <style:style style:name="T92" style:family="text">
      <style:text-properties fo:font-weight="normal" officeooo:rsid="0ce6b0f1" style:font-weight-asian="normal" style:font-weight-complex="normal"/>
    </style:style>
    <style:style style:name="T93" style:family="text">
      <style:text-properties fo:font-weight="normal" officeooo:rsid="0cea11a1" style:font-weight-asian="normal" style:font-weight-complex="normal"/>
    </style:style>
    <style:style style:name="T94" style:family="text">
      <style:text-properties fo:font-weight="normal" officeooo:rsid="0cffda93" style:font-weight-asian="normal" style:font-weight-complex="normal"/>
    </style:style>
    <style:style style:name="T95" style:family="text">
      <style:text-properties fo:font-weight="normal" officeooo:rsid="0d001b55" style:font-weight-asian="normal" style:font-weight-complex="normal"/>
    </style:style>
    <style:style style:name="T96" style:family="text">
      <style:text-properties fo:font-weight="normal" officeooo:rsid="0d016f71" style:font-weight-asian="normal" style:font-weight-complex="normal"/>
    </style:style>
    <style:style style:name="T97" style:family="text">
      <style:text-properties fo:font-weight="normal" officeooo:rsid="0d0209d5" style:font-weight-asian="normal" style:font-weight-complex="normal"/>
    </style:style>
    <style:style style:name="T98" style:family="text">
      <style:text-properties fo:font-weight="normal" officeooo:rsid="0d02b9da" style:font-weight-asian="normal" style:font-weight-complex="normal"/>
    </style:style>
    <style:style style:name="T99" style:family="text">
      <style:text-properties fo:font-weight="normal" officeooo:rsid="0d02cda6" style:font-weight-asian="normal" style:font-weight-complex="normal"/>
    </style:style>
    <style:style style:name="T100" style:family="text">
      <style:text-properties fo:font-weight="normal" officeooo:rsid="0d08fd99" style:font-weight-asian="normal" style:font-weight-complex="normal"/>
    </style:style>
    <style:style style:name="T101" style:family="text">
      <style:text-properties fo:font-weight="normal" officeooo:rsid="0d0ae145" style:font-weight-asian="normal" style:font-weight-complex="normal"/>
    </style:style>
    <style:style style:name="T102" style:family="text">
      <style:text-properties fo:font-weight="normal" officeooo:rsid="0d0caeeb" style:font-weight-asian="normal" style:font-weight-complex="normal"/>
    </style:style>
    <style:style style:name="T103" style:family="text">
      <style:text-properties fo:font-weight="normal" officeooo:rsid="0d182812" style:font-weight-asian="normal" style:font-weight-complex="normal"/>
    </style:style>
    <style:style style:name="T104" style:family="text">
      <style:text-properties fo:font-weight="normal" officeooo:rsid="0d1a0d0d" style:font-weight-asian="normal" style:font-weight-complex="normal"/>
    </style:style>
    <style:style style:name="T105" style:family="text">
      <style:text-properties fo:font-weight="normal" officeooo:rsid="0d2a70b8" style:font-weight-asian="normal" style:font-weight-complex="normal"/>
    </style:style>
    <style:style style:name="T106" style:family="text">
      <style:text-properties fo:font-weight="normal" officeooo:rsid="0d30fb35" style:font-weight-asian="normal" style:font-weight-complex="normal"/>
    </style:style>
    <style:style style:name="T107" style:family="text">
      <style:text-properties fo:font-weight="normal" officeooo:rsid="0d31e4e8" style:font-weight-asian="normal" style:font-weight-complex="normal"/>
    </style:style>
    <style:style style:name="T108" style:family="text">
      <style:text-properties fo:font-weight="normal" officeooo:rsid="0d334f65" style:font-weight-asian="normal" style:font-weight-complex="normal"/>
    </style:style>
    <style:style style:name="T109" style:family="text">
      <style:text-properties fo:font-weight="normal" officeooo:rsid="0d3e8e7f" style:font-weight-asian="normal" style:font-weight-complex="normal"/>
    </style:style>
    <style:style style:name="T110" style:family="text">
      <style:text-properties fo:font-weight="normal" officeooo:rsid="0d41fb13" style:font-weight-asian="normal" style:font-weight-complex="normal"/>
    </style:style>
    <style:style style:name="T111" style:family="text">
      <style:text-properties fo:font-weight="normal" officeooo:rsid="0d446fdf" style:font-weight-asian="normal" style:font-weight-complex="normal"/>
    </style:style>
    <style:style style:name="T112" style:family="text">
      <style:text-properties fo:font-weight="normal" officeooo:rsid="0d4583f3" style:font-weight-asian="normal" style:font-weight-complex="normal"/>
    </style:style>
    <style:style style:name="T113" style:family="text">
      <style:text-properties fo:font-weight="normal" officeooo:rsid="0d470855" style:font-weight-asian="normal" style:font-weight-complex="normal"/>
    </style:style>
    <style:style style:name="T114" style:family="text">
      <style:text-properties fo:font-weight="normal" officeooo:rsid="0d4a38fd" style:font-weight-asian="normal" style:font-weight-complex="normal"/>
    </style:style>
    <style:style style:name="T115" style:family="text">
      <style:text-properties fo:font-weight="normal" officeooo:rsid="0d4dca26" style:font-weight-asian="normal" style:font-weight-complex="normal"/>
    </style:style>
    <style:style style:name="T116" style:family="text">
      <style:text-properties fo:font-weight="normal" officeooo:rsid="0d4f161d" style:font-weight-asian="normal" style:font-weight-complex="normal"/>
    </style:style>
    <style:style style:name="T117" style:family="text">
      <style:text-properties fo:font-weight="normal" officeooo:rsid="0d581406" style:font-weight-asian="normal" style:font-weight-complex="normal"/>
    </style:style>
    <style:style style:name="T118" style:family="text">
      <style:text-properties fo:font-weight="normal" officeooo:rsid="0d5a13d6" style:font-weight-asian="normal" style:font-weight-complex="normal"/>
    </style:style>
    <style:style style:name="T119" style:family="text">
      <style:text-properties fo:font-weight="normal" officeooo:rsid="0d7fcdca" style:font-weight-asian="normal" style:font-weight-complex="normal"/>
    </style:style>
    <style:style style:name="T120" style:family="text">
      <style:text-properties fo:font-weight="normal" officeooo:rsid="0d8543fe" style:font-weight-asian="normal" style:font-weight-complex="normal"/>
    </style:style>
    <style:style style:name="T121" style:family="text">
      <style:text-properties fo:font-weight="normal" officeooo:rsid="0d8665af" style:font-weight-asian="normal" style:font-weight-complex="normal"/>
    </style:style>
    <style:style style:name="T122" style:family="text">
      <style:text-properties fo:font-weight="normal" officeooo:rsid="0d9171ab" style:font-weight-asian="normal" style:font-weight-complex="normal"/>
    </style:style>
    <style:style style:name="T123" style:family="text">
      <style:text-properties fo:font-weight="normal" officeooo:rsid="0dd1d844" style:font-weight-asian="normal" style:font-weight-complex="normal"/>
    </style:style>
    <style:style style:name="T124" style:family="text">
      <style:text-properties fo:font-weight="normal" officeooo:rsid="0dd846e9" style:font-weight-asian="normal" style:font-weight-complex="normal"/>
    </style:style>
    <style:style style:name="T125" style:family="text">
      <style:text-properties fo:font-weight="normal" officeooo:rsid="0de165f2" style:font-weight-asian="normal" style:font-weight-complex="normal"/>
    </style:style>
    <style:style style:name="T126" style:family="text">
      <style:text-properties fo:font-weight="normal" officeooo:rsid="0dd83591" style:font-weight-asian="normal" style:font-weight-complex="normal"/>
    </style:style>
    <style:style style:name="T127" style:family="text">
      <style:text-properties fo:font-weight="normal" officeooo:rsid="0df51139" style:font-weight-asian="normal" style:font-weight-complex="normal"/>
    </style:style>
    <style:style style:name="T128" style:family="text">
      <style:text-properties fo:font-weight="normal" officeooo:rsid="0e053d55" style:font-weight-asian="normal" style:font-weight-complex="normal"/>
    </style:style>
    <style:style style:name="T129" style:family="text">
      <style:text-properties fo:font-weight="normal" officeooo:rsid="0e334599" style:font-weight-asian="normal" style:font-weight-complex="normal"/>
    </style:style>
    <style:style style:name="T130" style:family="text">
      <style:text-properties fo:font-weight="normal" officeooo:rsid="0e3461c7" style:font-weight-asian="normal" style:font-weight-complex="normal"/>
    </style:style>
    <style:style style:name="T131" style:family="text">
      <style:text-properties fo:font-weight="normal" officeooo:rsid="0e35db26" style:font-weight-asian="normal" style:font-weight-complex="normal"/>
    </style:style>
    <style:style style:name="T132" style:family="text">
      <style:text-properties fo:font-weight="normal" officeooo:rsid="0e37f923" style:font-weight-asian="normal" style:font-weight-complex="normal"/>
    </style:style>
    <style:style style:name="T133" style:family="text">
      <style:text-properties fo:font-weight="normal" officeooo:rsid="0e38f21e" style:font-weight-asian="normal" style:font-weight-complex="normal"/>
    </style:style>
    <style:style style:name="T134" style:family="text">
      <style:text-properties fo:font-weight="normal" officeooo:rsid="0e3c7ad2" style:font-weight-asian="normal" style:font-weight-complex="normal"/>
    </style:style>
    <style:style style:name="T135" style:family="text">
      <style:text-properties fo:font-weight="normal" officeooo:rsid="0e3efb2b" style:font-weight-asian="normal" style:font-weight-complex="normal"/>
    </style:style>
    <style:style style:name="T136" style:family="text">
      <style:text-properties fo:font-weight="normal" officeooo:rsid="0e42ad18" style:font-weight-asian="normal" style:font-weight-complex="normal"/>
    </style:style>
    <style:style style:name="T137" style:family="text">
      <style:text-properties fo:font-weight="normal" officeooo:rsid="0e431e8f" style:font-weight-asian="normal" style:font-weight-complex="normal"/>
    </style:style>
    <style:style style:name="T138" style:family="text">
      <style:text-properties fo:font-weight="normal" officeooo:rsid="0e5f1324" style:font-weight-asian="normal" style:font-weight-complex="normal"/>
    </style:style>
    <style:style style:name="T139" style:family="text">
      <style:text-properties fo:font-weight="normal" officeooo:rsid="0e76199e" style:font-weight-asian="normal" style:font-weight-complex="normal"/>
    </style:style>
    <style:style style:name="T140" style:family="text">
      <style:text-properties fo:font-weight="normal" officeooo:rsid="0e783b37" style:font-weight-asian="normal" style:font-weight-complex="normal"/>
    </style:style>
    <style:style style:name="T141" style:family="text">
      <style:text-properties fo:font-weight="normal" officeooo:rsid="0e794ccd" style:font-weight-asian="normal" style:font-weight-complex="normal"/>
    </style:style>
    <style:style style:name="T142" style:family="text">
      <style:text-properties fo:font-weight="normal" officeooo:rsid="0e852fa0" style:font-weight-asian="normal" style:font-weight-complex="normal"/>
    </style:style>
    <style:style style:name="T143" style:family="text">
      <style:text-properties fo:font-weight="normal" officeooo:rsid="0e86ef7f" style:font-weight-asian="normal" style:font-weight-complex="normal"/>
    </style:style>
    <style:style style:name="T144" style:family="text">
      <style:text-properties fo:font-weight="normal" officeooo:rsid="0e878ca9" style:font-weight-asian="normal" style:font-weight-complex="normal"/>
    </style:style>
    <style:style style:name="T145" style:family="text">
      <style:text-properties fo:font-weight="normal" officeooo:rsid="0e885eae" style:font-weight-asian="normal" style:font-weight-complex="normal"/>
    </style:style>
    <style:style style:name="T146" style:family="text">
      <style:text-properties fo:font-weight="normal" officeooo:rsid="0e8aa257" style:font-weight-asian="normal" style:font-weight-complex="normal"/>
    </style:style>
    <style:style style:name="T147" style:family="text">
      <style:text-properties fo:font-weight="normal" officeooo:rsid="0e8ac9c9" style:font-weight-asian="normal" style:font-weight-complex="normal"/>
    </style:style>
    <style:style style:name="T148" style:family="text">
      <style:text-properties fo:font-weight="normal" officeooo:rsid="0e8b9fce" style:font-weight-asian="normal" style:font-weight-complex="normal"/>
    </style:style>
    <style:style style:name="T149" style:family="text">
      <style:text-properties fo:font-weight="normal" officeooo:rsid="0e8ce19d" style:font-weight-asian="normal" style:font-weight-complex="normal"/>
    </style:style>
    <style:style style:name="T150" style:family="text">
      <style:text-properties fo:font-weight="normal" officeooo:rsid="0e8ea515" style:font-weight-asian="normal" style:font-weight-complex="normal"/>
    </style:style>
    <style:style style:name="T151" style:family="text">
      <style:text-properties fo:font-weight="normal" officeooo:rsid="0e90d190" style:font-weight-asian="normal" style:font-weight-complex="normal"/>
    </style:style>
    <style:style style:name="T152" style:family="text">
      <style:text-properties fo:font-weight="normal" officeooo:rsid="0e933086" style:font-weight-asian="normal" style:font-weight-complex="normal"/>
    </style:style>
    <style:style style:name="T153" style:family="text">
      <style:text-properties fo:font-weight="normal" officeooo:rsid="0e93325d" style:font-weight-asian="normal" style:font-weight-complex="normal"/>
    </style:style>
    <style:style style:name="T154" style:family="text">
      <style:text-properties fo:font-weight="normal" officeooo:rsid="0e94d011" style:font-weight-asian="normal" style:font-weight-complex="normal"/>
    </style:style>
    <style:style style:name="T155" style:family="text">
      <style:text-properties fo:font-weight="normal" officeooo:rsid="0e968f76" style:font-weight-asian="normal" style:font-weight-complex="normal"/>
    </style:style>
    <style:style style:name="T156" style:family="text">
      <style:text-properties fo:font-weight="normal" officeooo:rsid="0e98fb1e" style:font-weight-asian="normal" style:font-weight-complex="normal"/>
    </style:style>
    <style:style style:name="T157" style:family="text">
      <style:text-properties fo:font-weight="normal" officeooo:rsid="0f097a90" style:font-weight-asian="normal" style:font-weight-complex="normal"/>
    </style:style>
    <style:style style:name="T158" style:family="text">
      <style:text-properties fo:font-weight="normal" officeooo:rsid="0f1d41b7" style:font-weight-asian="normal" style:font-weight-complex="normal"/>
    </style:style>
    <style:style style:name="T159" style:family="text">
      <style:text-properties fo:font-weight="normal" officeooo:rsid="0f1e09a2" style:font-weight-asian="normal" style:font-weight-complex="normal"/>
    </style:style>
    <style:style style:name="T160" style:family="text">
      <style:text-properties fo:font-weight="normal" officeooo:rsid="0f244799" style:font-weight-asian="normal" style:font-weight-complex="normal"/>
    </style:style>
    <style:style style:name="T161" style:family="text">
      <style:text-properties fo:font-weight="normal" officeooo:rsid="0f287035" style:font-weight-asian="normal" style:font-weight-complex="normal"/>
    </style:style>
    <style:style style:name="T162" style:family="text">
      <style:text-properties fo:font-weight="normal" officeooo:rsid="0853aa48" style:font-weight-asian="normal" style:font-weight-complex="normal"/>
    </style:style>
    <style:style style:name="T163" style:family="text">
      <style:text-properties fo:font-weight="normal" officeooo:rsid="0c7a40c1" style:font-weight-asian="normal" style:font-weight-complex="normal"/>
    </style:style>
    <style:style style:name="T164" style:family="text">
      <style:text-properties fo:font-weight="normal" officeooo:rsid="0e5fd464" style:font-weight-asian="normal" style:font-weight-complex="normal"/>
    </style:style>
    <style:style style:name="T165" style:family="text">
      <style:text-properties fo:font-weight="normal" officeooo:rsid="0716bceb" style:font-weight-asian="normal" style:font-weight-complex="normal"/>
    </style:style>
    <style:style style:name="T166" style:family="text">
      <style:text-properties fo:font-weight="normal" officeooo:rsid="0a1f69e9" style:font-weight-asian="normal" style:font-weight-complex="normal"/>
    </style:style>
    <style:style style:name="T167" style:family="text">
      <style:text-properties fo:font-weight="normal" officeooo:rsid="0858d545" style:font-weight-asian="normal" style:font-weight-complex="normal"/>
    </style:style>
    <style:style style:name="T168" style:family="text">
      <style:text-properties fo:font-weight="normal" officeooo:rsid="0c95418f" style:font-weight-asian="normal" style:font-weight-complex="normal"/>
    </style:style>
    <style:style style:name="T169" style:family="text">
      <style:text-properties fo:font-weight="normal" officeooo:rsid="0859d664" style:font-weight-asian="normal" style:font-weight-complex="normal"/>
    </style:style>
    <style:style style:name="T170" style:family="text">
      <style:text-properties fo:font-weight="normal" officeooo:rsid="08568432" style:font-weight-asian="normal" style:font-weight-complex="normal"/>
    </style:style>
    <style:style style:name="T171" style:family="text">
      <style:text-properties fo:font-weight="normal" officeooo:rsid="085af688" style:font-weight-asian="normal" style:font-weight-complex="normal"/>
    </style:style>
    <style:style style:name="T172" style:family="text">
      <style:text-properties fo:font-weight="normal" officeooo:rsid="0c7bbcea" style:font-weight-asian="normal" style:font-weight-complex="normal"/>
    </style:style>
    <style:style style:name="T173" style:family="text">
      <style:text-properties fo:font-weight="normal" officeooo:rsid="0f4ca285" style:font-weight-asian="normal" style:font-weight-complex="normal"/>
    </style:style>
    <style:style style:name="T174" style:family="text">
      <style:text-properties fo:font-weight="normal" officeooo:rsid="0f4dfd06" style:font-weight-asian="normal" style:font-weight-complex="normal"/>
    </style:style>
    <style:style style:name="T175" style:family="text">
      <style:text-properties fo:font-weight="normal" officeooo:rsid="0f4e39bc" style:font-weight-asian="normal" style:font-weight-complex="normal"/>
    </style:style>
    <style:style style:name="T176" style:family="text">
      <style:text-properties fo:font-weight="normal" officeooo:rsid="0f8340c4" style:font-weight-asian="normal" style:font-weight-complex="normal"/>
    </style:style>
    <style:style style:name="T177" style:family="text">
      <style:text-properties fo:font-weight="normal" officeooo:rsid="0f89a064" style:font-weight-asian="normal" style:font-weight-complex="normal"/>
    </style:style>
    <style:style style:name="T178" style:family="text">
      <style:text-properties fo:font-weight="normal" officeooo:rsid="0fc70dff" style:font-weight-asian="normal" style:font-weight-complex="normal"/>
    </style:style>
    <style:style style:name="T17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officeooo:rsid="0b5a5c7f" style:font-style-asian="italic" style:font-style-complex="italic"/>
    </style:style>
    <style:style style:name="T182" style:family="text">
      <style:text-properties fo:font-style="italic" officeooo:rsid="0278b763" style:font-style-asian="italic" style:font-style-complex="italic"/>
    </style:style>
    <style:style style:name="T183" style:family="text">
      <style:text-properties fo:font-style="italic" officeooo:rsid="070693ee" style:font-style-asian="italic" style:font-style-complex="italic"/>
    </style:style>
    <style:style style:name="T18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5" style:family="text">
      <style:text-properties fo:font-style="italic" style:text-underline-style="solid" style:text-underline-width="auto" style:text-underline-color="font-color" fo:font-weight="bold" officeooo:rsid="0d7978cf" style:font-style-asian="italic" style:font-weight-asian="bold" style:font-style-complex="italic" style:font-weight-complex="bold"/>
    </style:style>
    <style:style style:name="T186" style:family="text">
      <style:text-properties fo:font-style="italic" style:text-underline-style="solid" style:text-underline-width="auto" style:text-underline-color="font-color" fo:font-weight="bold" officeooo:rsid="0ce6b0f1" style:font-style-asian="italic" style:font-weight-asian="bold" style:font-style-complex="italic" style:font-weight-complex="bold"/>
    </style:style>
    <style:style style:name="T187" style:family="text">
      <style:text-properties fo:font-style="italic" style:text-underline-style="solid" style:text-underline-width="auto" style:text-underline-color="font-color" fo:font-weight="bold" officeooo:rsid="0d78de36" style:font-style-asian="italic" style:font-weight-asian="bold" style:font-style-complex="italic" style:font-weight-complex="bold"/>
    </style:style>
    <style:style style:name="T188" style:family="text">
      <style:text-properties fo:font-style="normal" style:font-style-asian="normal" style:font-style-complex="normal"/>
    </style:style>
    <style:style style:name="T189" style:family="text">
      <style:text-properties fo:font-style="normal" officeooo:rsid="027a31ad" style:font-style-asian="normal" style:font-style-complex="normal"/>
    </style:style>
    <style:style style:name="T190" style:family="text">
      <style:text-properties fo:font-style="normal" officeooo:rsid="027b4658" style:font-style-asian="normal" style:font-style-complex="normal"/>
    </style:style>
    <style:style style:name="T191" style:family="text">
      <style:text-properties fo:font-style="normal" officeooo:rsid="0278b763" style:font-style-asian="normal" style:font-style-complex="normal"/>
    </style:style>
    <style:style style:name="T192" style:family="text">
      <style:text-properties fo:font-style="normal" officeooo:rsid="0291b3ef" style:font-style-asian="normal" style:font-style-complex="normal"/>
    </style:style>
    <style:style style:name="T193" style:family="text">
      <style:text-properties fo:font-style="normal" officeooo:rsid="028b168c" style:font-style-asian="normal" style:font-style-complex="normal"/>
    </style:style>
    <style:style style:name="T194" style:family="text">
      <style:text-properties fo:font-style="normal" officeooo:rsid="06a0b570" style:font-style-asian="normal" style:font-style-complex="normal"/>
    </style:style>
    <style:style style:name="T195" style:family="text">
      <style:text-properties fo:font-style="normal" officeooo:rsid="06a0cdc4" style:font-style-asian="normal" style:font-style-complex="normal"/>
    </style:style>
    <style:style style:name="T196" style:family="text">
      <style:text-properties fo:font-style="normal" officeooo:rsid="06a10196" style:font-style-asian="normal" style:font-style-complex="normal"/>
    </style:style>
    <style:style style:name="T197" style:family="text">
      <style:text-properties fo:font-style="normal" officeooo:rsid="0b5a5c7f" style:font-style-asian="normal" style:font-style-complex="normal"/>
    </style:style>
    <style:style style:name="T198" style:family="text">
      <style:text-properties fo:font-style="normal" officeooo:rsid="0dd83591" style:font-style-asian="normal" style:font-style-complex="normal"/>
    </style:style>
    <style:style style:name="T1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fbd881c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fcc013b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26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70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27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2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273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274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275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276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277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278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279" style:family="text">
      <style:text-properties style:font-name="Sans-serif"/>
    </style:style>
    <style:style style:name="T280" style:family="text">
      <style:text-properties style:font-name="Sans-serif" fo:font-weight="normal" style:font-weight-asian="normal" style:font-weight-complex="normal"/>
    </style:style>
    <style:style style:name="T281" style:family="text">
      <style:text-properties style:font-name="Sans-serif" fo:font-weight="normal" officeooo:rsid="077070cb" style:font-weight-asian="normal" style:font-weight-complex="normal"/>
    </style:style>
    <style:style style:name="T282" style:family="text">
      <style:text-properties style:font-name="Sans-serif" fo:font-weight="normal" officeooo:rsid="0771f9c5" style:font-weight-asian="normal" style:font-weight-complex="normal"/>
    </style:style>
    <style:style style:name="T283" style:family="text">
      <style:text-properties style:font-name="Sans-serif" fo:font-weight="normal" officeooo:rsid="085bc3a8" style:font-weight-asian="normal" style:font-weight-complex="normal"/>
    </style:style>
    <style:style style:name="T284" style:family="text">
      <style:text-properties style:font-name="Sans-serif" fo:font-weight="normal" officeooo:rsid="076cbfaa" style:font-weight-asian="normal" style:font-weight-complex="normal"/>
    </style:style>
    <style:style style:name="T285" style:family="text">
      <style:text-properties style:font-name="Sans-serif" fo:font-weight="normal" officeooo:rsid="0782aa9e" style:font-weight-asian="normal" style:font-weight-complex="normal"/>
    </style:style>
    <style:style style:name="T286" style:family="text">
      <style:text-properties style:font-name="Sans-serif" fo:font-weight="normal" officeooo:rsid="08238c6e" style:font-weight-asian="normal" style:font-weight-complex="normal"/>
    </style:style>
    <style:style style:name="T287" style:family="text">
      <style:text-properties style:font-name="Sans-serif" fo:font-weight="normal" officeooo:rsid="085da823" style:font-weight-asian="normal" style:font-weight-complex="normal"/>
    </style:style>
    <style:style style:name="T288" style:family="text">
      <style:text-properties style:font-name="Sans-serif" fo:font-weight="normal" officeooo:rsid="0ab0d59d" style:font-weight-asian="normal" style:font-weight-complex="normal"/>
    </style:style>
    <style:style style:name="T289" style:family="text">
      <style:text-properties style:font-name="Sans-serif" fo:font-weight="normal" officeooo:rsid="0b6a5b4c" style:font-weight-asian="normal" style:font-weight-complex="normal"/>
    </style:style>
    <style:style style:name="T290" style:family="text">
      <style:text-properties style:font-name="Sans-serif" fo:font-weight="normal" officeooo:rsid="0b7c9f43" style:font-weight-asian="normal" style:font-weight-complex="normal"/>
    </style:style>
    <style:style style:name="T291" style:family="text">
      <style:text-properties style:font-name="Sans-serif" fo:font-weight="normal" officeooo:rsid="0f05660c" style:font-weight-asian="normal" style:font-weight-complex="normal"/>
    </style:style>
    <style:style style:name="T292" style:family="text">
      <style:text-properties style:font-name="Sans-serif" fo:font-weight="normal" officeooo:rsid="0f0ef12d" style:font-weight-asian="normal" style:font-weight-complex="normal"/>
    </style:style>
    <style:style style:name="T293" style:family="text">
      <style:text-properties style:font-name="Sans-serif" fo:font-weight="normal" officeooo:rsid="0f198ee9" style:font-weight-asian="normal" style:font-weight-complex="normal"/>
    </style:style>
    <style:style style:name="T294" style:family="text">
      <style:text-properties style:font-name="Sans-serif" fo:font-weight="normal" officeooo:rsid="0f47d742" style:font-weight-asian="normal" style:font-weight-complex="normal"/>
    </style:style>
    <style:style style:name="T295" style:family="text">
      <style:text-properties style:font-name="Sans-serif" fo:font-weight="normal" officeooo:rsid="0f644487" style:font-weight-asian="normal" style:font-weight-complex="normal"/>
    </style:style>
    <style:style style:name="T296" style:family="text">
      <style:text-properties style:font-name="Sans-serif" fo:font-weight="normal" officeooo:rsid="0f8db59d" style:font-weight-asian="normal" style:font-weight-complex="normal"/>
    </style:style>
    <style:style style:name="T297" style:family="text">
      <style:text-properties style:font-name="Sans-serif" fo:font-weight="normal" officeooo:rsid="0f8fe482" style:font-weight-asian="normal" style:font-weight-complex="normal"/>
    </style:style>
    <style:style style:name="T298" style:family="text">
      <style:text-properties style:font-name="Sans-serif" fo:font-weight="normal" officeooo:rsid="0f99dcfe" style:font-weight-asian="normal" style:font-weight-complex="normal"/>
    </style:style>
    <style:style style:name="T299" style:family="text">
      <style:text-properties style:font-name="Sans-serif" fo:font-weight="normal" officeooo:rsid="0f9b6d6d" style:font-weight-asian="normal" style:font-weight-complex="normal"/>
    </style:style>
    <style:style style:name="T300" style:family="text">
      <style:text-properties style:font-name="Sans-serif" fo:font-weight="normal" officeooo:rsid="0f9cf2e3" style:font-weight-asian="normal" style:font-weight-complex="normal"/>
    </style:style>
    <style:style style:name="T301" style:family="text">
      <style:text-properties style:font-name="Sans-serif" fo:font-weight="normal" officeooo:rsid="0f9ecdd6" style:font-weight-asian="normal" style:font-weight-complex="normal"/>
    </style:style>
    <style:style style:name="T302" style:family="text">
      <style:text-properties style:font-name="Sans-serif" fo:font-weight="normal" officeooo:rsid="0fa1c92f" style:font-weight-asian="normal" style:font-weight-complex="normal"/>
    </style:style>
    <style:style style:name="T303" style:family="text">
      <style:text-properties style:font-name="Sans-serif" fo:font-weight="normal" officeooo:rsid="0fa3ab90" style:font-weight-asian="normal" style:font-weight-complex="normal"/>
    </style:style>
    <style:style style:name="T304" style:family="text">
      <style:text-properties style:font-name="Sans-serif" fo:font-weight="normal" officeooo:rsid="0fa86410" style:font-weight-asian="normal" style:font-weight-complex="normal"/>
    </style:style>
    <style:style style:name="T305" style:family="text">
      <style:text-properties style:font-name="Sans-serif" fo:font-weight="normal" officeooo:rsid="0fa9b6a3" style:font-weight-asian="normal" style:font-weight-complex="normal"/>
    </style:style>
    <style:style style:name="T306" style:family="text">
      <style:text-properties style:font-name="Sans-serif" fo:font-weight="normal" officeooo:rsid="0fac55e1" style:font-weight-asian="normal" style:font-weight-complex="normal"/>
    </style:style>
    <style:style style:name="T307" style:family="text">
      <style:text-properties style:font-name="Sans-serif" fo:font-weight="normal" officeooo:rsid="0facd356" style:font-weight-asian="normal" style:font-weight-complex="normal"/>
    </style:style>
    <style:style style:name="T308" style:family="text">
      <style:text-properties style:font-name="Sans-serif" fo:font-weight="normal" officeooo:rsid="0fadd254" style:font-weight-asian="normal" style:font-weight-complex="normal"/>
    </style:style>
    <style:style style:name="T309" style:family="text">
      <style:text-properties style:font-name="Sans-serif" fo:font-weight="normal" officeooo:rsid="0faf4edf" style:font-weight-asian="normal" style:font-weight-complex="normal"/>
    </style:style>
    <style:style style:name="T310" style:family="text">
      <style:text-properties style:font-name="Sans-serif" fo:font-weight="normal" officeooo:rsid="0fb10c9b" style:font-weight-asian="normal" style:font-weight-complex="normal"/>
    </style:style>
    <style:style style:name="T311" style:family="text">
      <style:text-properties style:font-name="Sans-serif" fo:font-weight="normal" officeooo:rsid="0fb64b06" style:font-weight-asian="normal" style:font-weight-complex="normal"/>
    </style:style>
    <style:style style:name="T312" style:family="text">
      <style:text-properties style:font-name="Sans-serif" fo:font-weight="normal" officeooo:rsid="0fc3b098" style:font-weight-asian="normal" style:font-weight-complex="normal"/>
    </style:style>
    <style:style style:name="T313" style:family="text">
      <style:text-properties style:font-name="Sans-serif" fo:font-weight="normal" officeooo:rsid="0fd1065f" style:font-weight-asian="normal" style:font-weight-complex="normal"/>
    </style:style>
    <style:style style:name="T314" style:family="text">
      <style:text-properties style:font-name="Sans-serif" fo:font-weight="normal" officeooo:rsid="0fd302ab" style:font-weight-asian="normal" style:font-weight-complex="normal"/>
    </style:style>
    <style:style style:name="T315" style:family="text">
      <style:text-properties style:font-name="Sans-serif" fo:font-weight="normal" officeooo:rsid="0fd565bc" style:font-weight-asian="normal" style:font-weight-complex="normal"/>
    </style:style>
    <style:style style:name="T316" style:family="text">
      <style:text-properties style:font-name="Sans-serif" fo:font-weight="bold" style:font-weight-asian="bold" style:font-weight-complex="bold"/>
    </style:style>
    <style:style style:name="T317" style:family="text">
      <style:text-properties style:font-name="Sans-serif" fo:font-weight="bold" officeooo:rsid="0ef7c812" style:font-weight-asian="bold" style:font-weight-complex="bold"/>
    </style:style>
    <style:style style:name="T318" style:family="text">
      <style:text-properties style:font-name="Sans-serif" style:text-underline-style="solid" style:text-underline-width="auto" style:text-underline-color="font-color" fo:font-weight="normal" officeooo:rsid="0c9d29fa" style:font-weight-asian="normal" style:font-weight-complex="normal"/>
    </style:style>
    <style:style style:name="T319" style:family="text">
      <style:text-properties style:font-name="Sans-serif" style:text-underline-style="solid" style:text-underline-width="auto" style:text-underline-color="font-color" fo:font-weight="normal" officeooo:rsid="0facd356" style:font-weight-asian="normal" style:font-weight-complex="normal"/>
    </style:style>
    <style:style style:name="T320" style:family="text">
      <style:text-properties style:font-name="Sans-serif"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21" style:family="text">
      <style:text-properties style:font-name="Sans-serif"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22" style:family="text">
      <style:text-properties style:font-name="Sans-serif"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23" style:family="text">
      <style:text-properties style:font-name="Sans-serif" fo:font-style="normal" style:text-underline-style="none" fo:font-weight="normal" officeooo:rsid="0ca9747d" style:font-style-asian="normal" style:font-weight-asian="normal" style:font-style-complex="normal" style:font-weight-complex="normal"/>
    </style:style>
    <style:style style:name="T324" style:family="text">
      <style:text-properties style:font-name="Sans-serif"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25" style:family="text">
      <style:text-properties style:font-name="Sans-serif"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26" style:family="text">
      <style:text-properties style:font-name="Sans-serif"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27" style:family="text">
      <style:text-properties style:font-name="Sans-serif"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28" style:family="text">
      <style:text-properties style:font-name="Sans-serif"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29" style:family="text">
      <style:text-properties style:font-name="Sans-serif" style:text-underline-style="none" fo:font-weight="bold" style:font-weight-asian="bold" style:font-weight-complex="bold"/>
    </style:style>
    <style:style style:name="T330" style:family="text">
      <style:text-properties style:font-name="Sans-serif" style:text-underline-style="none" fo:font-weight="normal" officeooo:rsid="0c9d29fa" style:font-weight-asian="normal" style:font-weight-complex="normal"/>
    </style:style>
    <style:style style:name="T331" style:family="text">
      <style:text-properties style:font-name="Sans-serif"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332" style:family="text">
      <style:text-properties style:font-name="Sans-serif" officeooo:rsid="0f0ef12d"/>
    </style:style>
    <style:style style:name="T333" style:family="text">
      <style:text-properties style:font-name="Sans-serif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style:font-name="Sans-serif"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style:font-name="Sans-serif" fo:font-size="9pt" fo:font-style="normal" style:text-underline-style="none" fo:font-weight="normal" officeooo:rsid="0fadd254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style:font-name="Sans-serif" officeooo:rsid="0fc29db7"/>
    </style:style>
    <style:style style:name="T337" style:family="text">
      <style:text-properties style:font-name="Sans-serif" officeooo:rsid="0fc2cd2d"/>
    </style:style>
    <style:style style:name="T338" style:family="text">
      <style:text-properties fo:font-size="9pt" fo:font-weight="normal" style:font-size-asian="9pt" style:font-weight-asian="normal" style:font-size-complex="9pt" style:font-weight-complex="normal"/>
    </style:style>
    <style:style style:name="T339" style:family="text">
      <style:text-properties fo:font-size="9pt" fo:font-weight="normal" officeooo:rsid="06e1036e" style:font-size-asian="9pt" style:font-weight-asian="normal" style:font-size-complex="9pt" style:font-weight-complex="normal"/>
    </style:style>
    <style:style style:name="T340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341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342" style:family="text">
      <style:text-properties fo:font-size="9pt" fo:font-weight="normal" officeooo:rsid="07049575" style:font-size-asian="9pt" style:font-weight-asian="normal" style:font-size-complex="9pt" style:font-weight-complex="normal"/>
    </style:style>
    <style:style style:name="T343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344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345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346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347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348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349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350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351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352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353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354" style:family="text">
      <style:text-properties fo:font-size="9pt" fo:font-weight="normal" officeooo:rsid="0862d05b" style:font-size-asian="9pt" style:font-weight-asian="normal" style:font-size-complex="9pt" style:font-weight-complex="normal"/>
    </style:style>
    <style:style style:name="T355" style:family="text">
      <style:text-properties fo:font-size="9pt" fo:font-weight="normal" officeooo:rsid="08644a0f" style:font-size-asian="9pt" style:font-weight-asian="normal" style:font-size-complex="9pt" style:font-weight-complex="normal"/>
    </style:style>
    <style:style style:name="T356" style:family="text">
      <style:text-properties fo:font-size="9pt" fo:font-weight="normal" officeooo:rsid="08656a13" style:font-size-asian="9pt" style:font-weight-asian="normal" style:font-size-complex="9pt" style:font-weight-complex="normal"/>
    </style:style>
    <style:style style:name="T357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358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359" style:family="text">
      <style:text-properties fo:font-size="9pt" fo:font-weight="normal" officeooo:rsid="09585482" style:font-size-asian="9pt" style:font-weight-asian="normal" style:font-size-complex="9pt" style:font-weight-complex="normal"/>
    </style:style>
    <style:style style:name="T360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361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362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363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364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365" style:family="text">
      <style:text-properties fo:font-size="9pt" fo:font-weight="normal" officeooo:rsid="0bd9135a" style:font-size-asian="9pt" style:font-weight-asian="normal" style:font-size-complex="9pt" style:font-weight-complex="normal"/>
    </style:style>
    <style:style style:name="T366" style:family="text">
      <style:text-properties fo:font-size="9pt" fo:font-weight="normal" officeooo:rsid="0bda44b9" style:font-size-asian="9pt" style:font-weight-asian="normal" style:font-size-complex="9pt" style:font-weight-complex="normal"/>
    </style:style>
    <style:style style:name="T367" style:family="text">
      <style:text-properties fo:font-size="9pt" fo:font-weight="normal" officeooo:rsid="0bdb6fd0" style:font-size-asian="9pt" style:font-weight-asian="normal" style:font-size-complex="9pt" style:font-weight-complex="normal"/>
    </style:style>
    <style:style style:name="T368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369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370" style:family="text">
      <style:text-properties fo:font-size="9pt" fo:font-weight="normal" officeooo:rsid="0bf0b705" style:font-size-asian="9pt" style:font-weight-asian="normal" style:font-size-complex="9pt" style:font-weight-complex="normal"/>
    </style:style>
    <style:style style:name="T371" style:family="text">
      <style:text-properties fo:font-size="9pt" fo:font-weight="normal" officeooo:rsid="0bf24474" style:font-size-asian="9pt" style:font-weight-asian="normal" style:font-size-complex="9pt" style:font-weight-complex="normal"/>
    </style:style>
    <style:style style:name="T372" style:family="text">
      <style:text-properties fo:font-size="9pt" fo:font-weight="normal" officeooo:rsid="0bf41299" style:font-size-asian="9pt" style:font-weight-asian="normal" style:font-size-complex="9pt" style:font-weight-complex="normal"/>
    </style:style>
    <style:style style:name="T373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374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375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376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377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378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379" style:family="text">
      <style:text-properties fo:font-size="9pt" fo:font-weight="normal" officeooo:rsid="0c66b475" style:font-size-asian="9pt" style:font-weight-asian="normal" style:font-size-complex="9pt" style:font-weight-complex="normal"/>
    </style:style>
    <style:style style:name="T380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381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382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383" style:family="text">
      <style:text-properties fo:font-size="9pt" fo:font-weight="normal" officeooo:rsid="0d27009c" style:font-size-asian="9pt" style:font-weight-asian="normal" style:font-size-complex="9pt" style:font-weight-complex="normal"/>
    </style:style>
    <style:style style:name="T384" style:family="text">
      <style:text-properties fo:font-size="9pt" fo:font-weight="normal" officeooo:rsid="0dd3222a" style:font-size-asian="9pt" style:font-weight-asian="normal" style:font-size-complex="9pt" style:font-weight-complex="normal"/>
    </style:style>
    <style:style style:name="T385" style:family="text">
      <style:text-properties fo:font-size="9pt" fo:font-weight="normal" officeooo:rsid="0eda4e76" style:font-size-asian="9pt" style:font-weight-asian="normal" style:font-size-complex="9pt" style:font-weight-complex="normal"/>
    </style:style>
    <style:style style:name="T386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387" style:family="text">
      <style:text-properties fo:font-size="9pt" style:font-size-asian="9pt" style:font-size-complex="9pt"/>
    </style:style>
    <style:style style:name="T388" style:family="text">
      <style:text-properties fo:font-size="9pt" officeooo:rsid="0954d4dc" style:font-size-asian="9pt" style:font-size-complex="9pt"/>
    </style:style>
    <style:style style:name="T38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90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91" style:family="text">
      <style:text-properties fo:font-size="9pt" fo:font-style="normal" fo:font-weight="normal" officeooo:rsid="09738611" style:font-size-asian="9pt" style:font-style-asian="normal" style:font-weight-asian="normal" style:font-size-complex="9pt" style:font-style-complex="normal" style:font-weight-complex="normal"/>
    </style:style>
    <style:style style:name="T392" style:family="text">
      <style:text-properties fo:font-size="9pt" fo:font-style="normal" fo:font-weight="normal" officeooo:rsid="09a8d0f7" style:font-size-asian="9pt" style:font-style-asian="normal" style:font-weight-asian="normal" style:font-size-complex="9pt" style:font-style-complex="normal" style:font-weight-complex="normal"/>
    </style:style>
    <style:style style:name="T393" style:family="text">
      <style:text-properties fo:font-size="9pt" fo:font-style="normal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394" style:family="text">
      <style:text-properties fo:font-size="9pt" fo:font-style="normal" fo:font-weight="normal" officeooo:rsid="09abb228" style:font-size-asian="9pt" style:font-style-asian="normal" style:font-weight-asian="normal" style:font-size-complex="9pt" style:font-style-complex="normal" style:font-weight-complex="normal"/>
    </style:style>
    <style:style style:name="T395" style:family="text">
      <style:text-properties fo:font-size="9pt" fo:font-style="normal" fo:font-weight="normal" officeooo:rsid="02da6f23" style:font-size-asian="9pt" style:font-style-asian="normal" style:font-weight-asian="normal" style:font-size-complex="9pt" style:font-style-complex="normal" style:font-weight-complex="normal"/>
    </style:style>
    <style:style style:name="T396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397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398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399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00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01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02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03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04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05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06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07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08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09" style:family="text">
      <style:text-properties fo:font-size="9pt" fo:font-style="normal" fo:font-weight="normal" officeooo:rsid="02f842e5" style:font-size-asian="9pt" style:font-style-asian="normal" style:font-weight-asian="normal" style:font-size-complex="9pt" style:font-style-complex="normal" style:font-weight-complex="normal"/>
    </style:style>
    <style:style style:name="T410" style:family="text">
      <style:text-properties fo:font-size="9pt" fo:font-style="normal" fo:font-weight="normal" officeooo:rsid="0237dc93" style:font-size-asian="9pt" style:font-style-asian="normal" style:font-weight-asian="normal" style:font-size-complex="9pt" style:font-style-complex="normal" style:font-weight-complex="normal"/>
    </style:style>
    <style:style style:name="T411" style:family="text">
      <style:text-properties fo:font-size="9pt" fo:font-style="normal" fo:font-weight="normal" officeooo:rsid="0acae6d2" style:font-size-asian="9pt" style:font-style-asian="normal" style:font-weight-asian="normal" style:font-size-complex="9pt" style:font-style-complex="normal" style:font-weight-complex="normal"/>
    </style:style>
    <style:style style:name="T412" style:family="text">
      <style:text-properties fo:font-size="9pt" fo:font-style="normal" fo:font-weight="normal" officeooo:rsid="02f68621" style:font-size-asian="9pt" style:font-style-asian="normal" style:font-weight-asian="normal" style:font-size-complex="9pt" style:font-style-complex="normal" style:font-weight-complex="normal"/>
    </style:style>
    <style:style style:name="T413" style:family="text">
      <style:text-properties fo:font-size="9pt" fo:font-style="normal" fo:font-weight="normal" officeooo:rsid="025497f3" style:font-size-asian="9pt" style:font-style-asian="normal" style:font-weight-asian="normal" style:font-size-complex="9pt" style:font-style-complex="normal" style:font-weight-complex="normal"/>
    </style:style>
    <style:style style:name="T414" style:family="text">
      <style:text-properties fo:font-size="9pt" fo:font-style="normal" fo:font-weight="normal" officeooo:rsid="0acc4aec" style:font-size-asian="9pt" style:font-style-asian="normal" style:font-weight-asian="normal" style:font-size-complex="9pt" style:font-style-complex="normal" style:font-weight-complex="normal"/>
    </style:style>
    <style:style style:name="T415" style:family="text">
      <style:text-properties fo:font-size="9pt" fo:font-style="normal" fo:font-weight="normal" officeooo:rsid="0ace9381" style:font-size-asian="9pt" style:font-style-asian="normal" style:font-weight-asian="normal" style:font-size-complex="9pt" style:font-style-complex="normal" style:font-weight-complex="normal"/>
    </style:style>
    <style:style style:name="T416" style:family="text">
      <style:text-properties fo:font-size="9pt" fo:font-style="normal" fo:font-weight="normal" officeooo:rsid="0acdd45c" style:font-size-asian="9pt" style:font-style-asian="normal" style:font-weight-asian="normal" style:font-size-complex="9pt" style:font-style-complex="normal" style:font-weight-complex="normal"/>
    </style:style>
    <style:style style:name="T417" style:family="text">
      <style:text-properties fo:font-size="9pt" fo:font-style="normal" fo:font-weight="normal" officeooo:rsid="0acff9dd" style:font-size-asian="9pt" style:font-style-asian="normal" style:font-weight-asian="normal" style:font-size-complex="9pt" style:font-style-complex="normal" style:font-weight-complex="normal"/>
    </style:style>
    <style:style style:name="T418" style:family="text">
      <style:text-properties fo:font-size="9pt" fo:font-style="normal" fo:font-weight="normal" officeooo:rsid="0ace56f9" style:font-size-asian="9pt" style:font-style-asian="normal" style:font-weight-asian="normal" style:font-size-complex="9pt" style:font-style-complex="normal" style:font-weight-complex="normal"/>
    </style:style>
    <style:style style:name="T419" style:family="text">
      <style:text-properties fo:font-size="9pt" fo:font-style="normal" fo:font-weight="normal" officeooo:rsid="0b30de7d" style:font-size-asian="9pt" style:font-style-asian="normal" style:font-weight-asian="normal" style:font-size-complex="9pt" style:font-style-complex="normal" style:font-weight-complex="normal"/>
    </style:style>
    <style:style style:name="T420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21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22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23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424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25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26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27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28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29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30" style:family="text">
      <style:text-properties fo:font-size="9pt" fo:font-style="normal" fo:font-weight="normal" officeooo:rsid="0be40324" style:font-size-asian="9pt" style:font-style-asian="normal" style:font-weight-asian="normal" style:font-size-complex="9pt" style:font-style-complex="normal" style:font-weight-complex="normal"/>
    </style:style>
    <style:style style:name="T431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32" style:family="text">
      <style:text-properties fo:font-size="9pt" fo:font-style="normal" fo:font-weight="normal" officeooo:rsid="0c250b37" style:font-size-asian="9pt" style:font-style-asian="normal" style:font-weight-asian="normal" style:font-size-complex="9pt" style:font-style-complex="normal" style:font-weight-complex="normal"/>
    </style:style>
    <style:style style:name="T433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34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35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fo:font-weight="normal" officeooo:rsid="0c82b869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fo:font-weight="normal" officeooo:rsid="0c85667e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40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41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d383780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d6dbe91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fo:font-weight="normal" officeooo:rsid="0d73e2c0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fo:font-weight="normal" officeooo:rsid="0d9c4c54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67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468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469" style:family="text">
      <style:text-properties fo:font-size="9pt" fo:font-style="normal" fo:font-weight="normal" officeooo:rsid="0deb940f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fo:font-weight="normal" officeooo:rsid="0def6109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fo:font-weight="normal" officeooo:rsid="0e2a713c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e49fb5b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e4aee77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e4af7e4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e61f6ba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e62686e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e630dea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e6da6cc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ed2c892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ed5275e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ed7542d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ed7c409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eddd76e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style:font-size-asian="9pt" style:font-style-asian="normal" style:font-size-complex="9pt" style:font-style-complex="normal"/>
    </style:style>
    <style:style style:name="T500" style:family="text">
      <style:text-properties fo:font-size="9pt" fo:font-style="normal" officeooo:rsid="0291b3ef" style:font-size-asian="9pt" style:font-style-asian="normal" style:font-size-complex="9pt" style:font-style-complex="normal"/>
    </style:style>
    <style:style style:name="T501" style:family="text">
      <style:text-properties fo:font-size="9pt" fo:font-style="normal" officeooo:rsid="0afa39cb" style:font-size-asian="9pt" style:font-style-asian="normal" style:font-size-complex="9pt" style:font-style-complex="normal"/>
    </style:style>
    <style:style style:name="T502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03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04" style:family="text">
      <style:text-properties fo:font-size="9pt" fo:font-style="normal" officeooo:rsid="02f842e5" style:font-size-asian="9pt" style:font-style-asian="normal" style:font-size-complex="9pt" style:font-style-complex="normal"/>
    </style:style>
    <style:style style:name="T505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06" style:family="text">
      <style:text-properties fo:font-size="9pt" fo:font-style="normal" officeooo:rsid="0c58fcc5" style:font-size-asian="9pt" style:font-style-asian="normal" style:font-size-complex="9pt" style:font-style-complex="normal"/>
    </style:style>
    <style:style style:name="T507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08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09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10" style:family="text">
      <style:text-properties fo:font-size="9pt" fo:font-style="normal" officeooo:rsid="022da1e3" style:font-size-asian="9pt" style:font-style-asian="normal" style:font-size-complex="9pt" style:font-style-complex="normal"/>
    </style:style>
    <style:style style:name="T511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style:text-underline-style="solid" style:text-underline-width="auto" style:text-underline-color="font-color" fo:font-weight="normal" officeooo:rsid="0c250b37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style:text-underline-style="solid" style:text-underline-width="auto" style:text-underline-color="font-color" fo:font-weight="normal" officeooo:rsid="0d0dd1f3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style:text-underline-style="solid" style:text-underline-width="auto" style:text-underline-color="font-color" fo:font-weight="normal" officeooo:rsid="0d35825a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style:text-underline-style="solid" style:text-underline-width="auto" style:text-underline-color="font-color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style:text-underline-style="solid" style:text-underline-width="auto" style:text-underline-color="font-color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520" style:family="text">
      <style:text-properties fo:font-size="9pt" fo:font-style="normal" style:text-underline-style="solid" style:text-underline-width="auto" style:text-underline-color="font-color" officeooo:rsid="0c85667e" style:font-size-asian="9pt" style:font-style-asian="normal" style:font-size-complex="9pt" style:font-style-complex="normal"/>
    </style:style>
    <style:style style:name="T521" style:family="text">
      <style:text-properties fo:font-size="9pt" fo:font-style="normal" style:text-underline-style="solid" style:text-underline-width="auto" style:text-underline-color="font-color" officeooo:rsid="0d1ec716" style:font-size-asian="9pt" style:font-style-asian="normal" style:font-size-complex="9pt" style:font-style-complex="normal"/>
    </style:style>
    <style:style style:name="T522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style:text-underline-style="none" fo:font-weight="normal" officeooo:rsid="0d7d97b8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style:text-underline-style="none" fo:font-weight="normal" officeooo:rsid="0eba58f9" style:font-size-asian="9pt" style:font-style-asian="normal" style:font-weight-asian="normal" style:font-size-complex="9pt" style:font-style-complex="normal" style:font-weight-complex="normal"/>
    </style:style>
    <style:style style:name="T537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538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539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540" style:family="text">
      <style:text-properties fo:font-size="9pt" fo:font-style="italic" fo:font-weight="normal" officeooo:rsid="0cc51212" style:font-size-asian="9pt" style:font-style-asian="italic" style:font-weight-asian="normal" style:font-size-complex="9pt" style:font-style-complex="italic" style:font-weight-complex="normal"/>
    </style:style>
    <style:style style:name="T541" style:family="text">
      <style:text-properties fo:font-size="9pt" fo:font-style="italic" fo:font-weight="normal" officeooo:rsid="0d62c78a" style:font-size-asian="9pt" style:font-style-asian="italic" style:font-weight-asian="normal" style:font-size-complex="9pt" style:font-style-complex="italic" style:font-weight-complex="normal"/>
    </style:style>
    <style:style style:name="T542" style:family="text">
      <style:text-properties fo:font-size="9pt" fo:font-style="italic" fo:font-weight="normal" officeooo:rsid="0ba9dc46" style:font-size-asian="9pt" style:font-style-asian="italic" style:font-weight-asian="normal" style:font-size-complex="9pt" style:font-style-complex="italic" style:font-weight-complex="normal"/>
    </style:style>
    <style:style style:name="T543" style:family="text">
      <style:text-properties fo:font-size="9pt" fo:font-style="italic" fo:font-weight="normal" officeooo:rsid="0d756b32" style:font-size-asian="9pt" style:font-style-asian="italic" style:font-weight-asian="normal" style:font-size-complex="9pt" style:font-style-complex="italic" style:font-weight-complex="normal"/>
    </style:style>
    <style:style style:name="T544" style:family="text">
      <style:text-properties fo:font-size="9pt" fo:font-style="italic" fo:font-weight="normal" officeooo:rsid="0e6a806f" style:font-size-asian="9pt" style:font-style-asian="italic" style:font-weight-asian="normal" style:font-size-complex="9pt" style:font-style-complex="italic" style:font-weight-complex="normal"/>
    </style:style>
    <style:style style:name="T545" style:family="text">
      <style:text-properties fo:font-size="9pt" fo:font-style="italic" fo:font-weight="normal" officeooo:rsid="0e6da6cc" style:font-size-asian="9pt" style:font-style-asian="italic" style:font-weight-asian="normal" style:font-size-complex="9pt" style:font-style-complex="italic" style:font-weight-complex="normal"/>
    </style:style>
    <style:style style:name="T546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547" style:family="text">
      <style:text-properties fo:font-size="9pt" fo:font-style="italic" style:font-size-asian="9pt" style:font-style-asian="italic" style:font-size-complex="9pt" style:font-style-complex="italic"/>
    </style:style>
    <style:style style:name="T548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549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550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551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552" style:family="text">
      <style:text-properties fo:font-size="9pt" fo:font-style="italic" officeooo:rsid="02f842e5" style:font-size-asian="9pt" style:font-style-asian="italic" style:font-size-complex="9pt" style:font-style-complex="italic"/>
    </style:style>
    <style:style style:name="T553" style:family="text">
      <style:text-properties officeooo:rsid="070693ee"/>
    </style:style>
    <style:style style:name="T55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55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556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557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558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559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560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561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562" style:family="text">
      <style:text-properties style:text-underline-style="solid" style:text-underline-width="auto" style:text-underline-color="font-color" fo:font-weight="bold" officeooo:rsid="0d7978cf" style:font-weight-asian="bold" style:font-weight-complex="bold"/>
    </style:style>
    <style:style style:name="T563" style:family="text">
      <style:text-properties style:text-underline-style="solid" style:text-underline-width="auto" style:text-underline-color="font-color" fo:font-weight="bold" officeooo:rsid="0ce6b0f1" style:font-weight-asian="bold" style:font-weight-complex="bold"/>
    </style:style>
    <style:style style:name="T564" style:family="text">
      <style:text-properties style:text-underline-style="solid" style:text-underline-width="auto" style:text-underline-color="font-color" fo:font-weight="bold" officeooo:rsid="0d78de36" style:font-weight-asian="bold" style:font-weight-complex="bold"/>
    </style:style>
    <style:style style:name="T565" style:family="text">
      <style:text-properties style:text-underline-style="none" fo:font-weight="normal" style:font-weight-asian="normal" style:font-weight-complex="normal"/>
    </style:style>
    <style:style style:name="T566" style:family="text">
      <style:text-properties style:text-underline-style="none" fo:font-weight="normal" officeooo:rsid="0b9e39c7" style:font-weight-asian="normal" style:font-weight-complex="normal"/>
    </style:style>
    <style:style style:name="T567" style:family="text">
      <style:text-properties style:text-underline-style="none" fo:font-weight="normal" officeooo:rsid="0ba0030d" style:font-weight-asian="normal" style:font-weight-complex="normal"/>
    </style:style>
    <style:style style:name="T568" style:family="text">
      <style:text-properties style:text-underline-style="none" fo:font-weight="normal" officeooo:rsid="0ba3f5ac" style:font-weight-asian="normal" style:font-weight-complex="normal"/>
    </style:style>
    <style:style style:name="T569" style:family="text">
      <style:text-properties style:text-underline-style="none" fo:font-weight="normal" officeooo:rsid="0ba816f6" style:font-weight-asian="normal" style:font-weight-complex="normal"/>
    </style:style>
    <style:style style:name="T570" style:family="text">
      <style:text-properties style:text-underline-style="none" fo:font-weight="normal" officeooo:rsid="0ba82d9a" style:font-weight-asian="normal" style:font-weight-complex="normal"/>
    </style:style>
    <style:style style:name="T571" style:family="text">
      <style:text-properties style:text-underline-style="none" fo:font-weight="normal" officeooo:rsid="0ba954c3" style:font-weight-asian="normal" style:font-weight-complex="normal"/>
    </style:style>
    <style:style style:name="T572" style:family="text">
      <style:text-properties style:text-underline-style="none" fo:font-weight="normal" officeooo:rsid="0bceaf70" style:font-weight-asian="normal" style:font-weight-complex="normal"/>
    </style:style>
    <style:style style:name="T573" style:family="text">
      <style:text-properties style:text-underline-style="none" fo:font-weight="normal" officeooo:rsid="0c0ce766" style:font-weight-asian="normal" style:font-weight-complex="normal"/>
    </style:style>
    <style:style style:name="T574" style:family="text">
      <style:text-properties style:text-underline-style="none" fo:font-weight="normal" officeooo:rsid="0c5378d7" style:font-weight-asian="normal" style:font-weight-complex="normal"/>
    </style:style>
    <style:style style:name="T575" style:family="text">
      <style:text-properties style:text-underline-style="none" fo:font-weight="normal" officeooo:rsid="0ca983be" style:font-weight-asian="normal" style:font-weight-complex="normal"/>
    </style:style>
    <style:style style:name="T576" style:family="text">
      <style:text-properties style:text-underline-style="none" fo:font-weight="normal" officeooo:rsid="0cbe8fa9" style:font-weight-asian="normal" style:font-weight-complex="normal"/>
    </style:style>
    <style:style style:name="T577" style:family="text">
      <style:text-properties style:text-underline-style="none" fo:font-weight="normal" officeooo:rsid="0d46892e" style:font-weight-asian="normal" style:font-weight-complex="normal"/>
    </style:style>
    <style:style style:name="T578" style:family="text">
      <style:text-properties style:text-underline-style="none" fo:font-weight="normal" officeooo:rsid="0d475d5a" style:font-weight-asian="normal" style:font-weight-complex="normal"/>
    </style:style>
    <style:style style:name="T579" style:family="text">
      <style:text-properties style:text-underline-style="none" fo:font-weight="normal" officeooo:rsid="0d823870" style:font-weight-asian="normal" style:font-weight-complex="normal"/>
    </style:style>
    <style:style style:name="T580" style:family="text">
      <style:text-properties style:text-underline-style="none" fo:font-weight="normal" officeooo:rsid="0ddf2617" style:font-weight-asian="normal" style:font-weight-complex="normal"/>
    </style:style>
    <style:style style:name="T581" style:family="text">
      <style:text-properties style:text-underline-style="none" fo:font-weight="normal" officeooo:rsid="0cf33a94" style:font-weight-asian="normal" style:font-weight-complex="normal"/>
    </style:style>
    <style:style style:name="T582" style:family="text">
      <style:text-properties style:text-underline-style="none" fo:font-weight="normal" officeooo:rsid="0d61f811" style:font-weight-asian="normal" style:font-weight-complex="normal"/>
    </style:style>
    <style:style style:name="T583" style:family="text">
      <style:text-properties style:text-underline-style="none" fo:font-weight="normal" officeooo:rsid="0d60c13f" style:font-weight-asian="normal" style:font-weight-complex="normal"/>
    </style:style>
    <style:style style:name="T584" style:family="text">
      <style:text-properties style:text-underline-style="none" fo:font-weight="normal" officeooo:rsid="0cf58151" style:font-weight-asian="normal" style:font-weight-complex="normal"/>
    </style:style>
    <style:style style:name="T585" style:family="text">
      <style:text-properties style:text-underline-style="none" fo:font-weight="normal" officeooo:rsid="0d62285b" style:font-weight-asian="normal" style:font-weight-complex="normal"/>
    </style:style>
    <style:style style:name="T586" style:family="text">
      <style:text-properties style:text-underline-style="none" fo:font-weight="normal" officeooo:rsid="0e1a8c14" style:font-weight-asian="normal" style:font-weight-complex="normal"/>
    </style:style>
    <style:style style:name="T587" style:family="text">
      <style:text-properties style:text-underline-style="none" fo:font-weight="normal" officeooo:rsid="0e750401" style:font-weight-asian="normal" style:font-weight-complex="normal"/>
    </style:style>
    <style:style style:name="T588" style:family="text">
      <style:text-properties style:text-underline-style="none" fo:font-weight="normal" officeooo:rsid="0e764c66" style:font-weight-asian="normal" style:font-weight-complex="normal"/>
    </style:style>
    <style:style style:name="T589" style:family="text">
      <style:text-properties style:text-underline-style="none" fo:font-weight="normal" officeooo:rsid="0f0fc0da" style:font-weight-asian="normal" style:font-weight-complex="normal"/>
    </style:style>
    <style:style style:name="T590" style:family="text">
      <style:text-properties style:text-underline-style="none" fo:font-weight="normal" officeooo:rsid="0f276515" style:font-weight-asian="normal" style:font-weight-complex="normal"/>
    </style:style>
    <style:style style:name="T591" style:family="text">
      <style:text-properties style:text-underline-style="none" fo:font-weight="normal" officeooo:rsid="0f65c3be" style:font-weight-asian="normal" style:font-weight-complex="normal"/>
    </style:style>
    <style:style style:name="T592" style:family="text">
      <style:text-properties style:text-underline-style="none" fo:font-weight="normal" officeooo:rsid="0f6deb91" style:font-weight-asian="normal" style:font-weight-complex="normal"/>
    </style:style>
    <style:style style:name="T593" style:family="text">
      <style:text-properties style:text-underline-style="none" fo:font-weight="normal" officeooo:rsid="0f6df1f4" style:font-weight-asian="normal" style:font-weight-complex="normal"/>
    </style:style>
    <style:style style:name="T594" style:family="text">
      <style:text-properties style:text-underline-style="none" fo:font-weight="normal" officeooo:rsid="0f714808" style:font-weight-asian="normal" style:font-weight-complex="normal"/>
    </style:style>
    <style:style style:name="T595" style:family="text">
      <style:text-properties style:text-underline-style="none" fo:font-weight="normal" officeooo:rsid="0f72f59c" style:font-weight-asian="normal" style:font-weight-complex="normal"/>
    </style:style>
    <style:style style:name="T596" style:family="text">
      <style:text-properties style:text-underline-style="none" officeooo:rsid="0eec44b2"/>
    </style:style>
    <style:style style:name="T597" style:family="text">
      <style:text-properties style:text-underline-style="none" officeooo:rsid="077070cb"/>
    </style:style>
    <style:style style:name="T598" style:family="text">
      <style:text-properties officeooo:rsid="077070cb"/>
    </style:style>
    <style:style style:name="T599" style:family="text">
      <style:text-properties officeooo:rsid="0be9f343"/>
    </style:style>
    <style:style style:name="T600" style:family="text">
      <style:text-properties officeooo:rsid="0c24bbcc"/>
    </style:style>
    <style:style style:name="T601" style:family="text">
      <style:text-properties officeooo:rsid="0c392564"/>
    </style:style>
    <style:style style:name="T602" style:family="text">
      <style:text-properties officeooo:rsid="0c51d3fd"/>
    </style:style>
    <style:style style:name="T603" style:family="text">
      <style:text-properties officeooo:rsid="0ca84e65"/>
    </style:style>
    <style:style style:name="T604" style:family="text">
      <style:text-properties officeooo:rsid="0d8abd57"/>
    </style:style>
    <style:style style:name="T605" style:family="text">
      <style:text-properties officeooo:rsid="0dd83591"/>
    </style:style>
    <style:style style:name="T606" style:family="text">
      <style:text-properties fo:font-size="10pt" style:font-size-asian="10pt" style:font-size-complex="10pt"/>
    </style:style>
    <style:style style:name="T607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608" style:family="text">
      <style:text-properties fo:font-size="10pt" fo:font-style="normal" style:text-underline-style="none" officeooo:rsid="06f66ded" style:font-size-asian="10pt" style:font-style-asian="normal" style:font-size-complex="10pt" style:font-style-complex="normal"/>
    </style:style>
    <style:style style:name="T609" style:family="text">
      <style:text-properties fo:font-size="10pt" fo:font-style="normal" style:font-size-asian="10pt" style:font-style-asian="normal" style:font-size-complex="10pt" style:font-style-complex="normal"/>
    </style:style>
    <style:style style:name="T610" style:family="text">
      <style:text-properties fo:font-size="10pt" fo:font-weight="bold" officeooo:rsid="06f66ded" style:font-size-asian="10pt" style:font-weight-asian="bold" style:font-size-complex="10pt" style:font-weight-complex="bold"/>
    </style:style>
    <style:style style:name="T611" style:family="text">
      <style:text-properties officeooo:rsid="0eec44b2"/>
    </style:style>
    <style:style style:name="T612" style:family="text">
      <style:text-properties officeooo:rsid="0f097a90"/>
    </style:style>
    <style:style style:name="T613" style:family="text">
      <style:text-properties officeooo:rsid="0f0b84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span text:style-name="T317">N</text:span><text:span text:style-name="T316">ouns – </text:span><text:span text:style-name="T280">These rules define 3 </text:span><text:span text:style-name="T295">critical</text:span><text:span text:style-name="T280"> game concepts (moves, aptitudes, resources), then name, </text:span><text:span text:style-name="T293">define, and use </text:span><text:span text:style-name="T280">specializations of the basic concepts. </text:span><text:span text:style-name="T291">No need to memorize everything, but try not to confuse different species of </text:span><text:span text:style-name="T292">stuff with similar names.</text:span></text:p>
      <text:p text:style-name="P74"><text:span text:style-name="T292"/></text:p>
      <text:p text:style-name="P75"><text:span text:style-name="T337">Symbology</text:span><text:span text:style-name="T279"> – </text:span><text:span text:style-name="T280">I use </text:span><text:span text:style-name="T305">some </text:span><text:span text:style-name="T280">symbols to save space. Most are defined elsewhere. </text:span><text:span text:style-name="T279">⌞⌝</text:span><text:span text:style-name="T280"> </text:span><text:span text:style-name="T297">means </text:span><text:span text:style-name="T306">there’s a</text:span><text:span text:style-name="T297"> </text:span><text:span text:style-name="T280">⌞</text:span><text:span text:style-name="T298">noun</text:span><text:span text:style-name="T280">⌝ </text:span><text:span text:style-name="T299">defined </text:span><text:span text:style-name="T300">with </text:span><text:span text:style-name="T304">(close to) </text:span><text:span text:style-name="T302">that</text:span><text:span text:style-name="T297"> </text:span><text:span text:style-name="T301">name</text:span><text:span text:style-name="T297"> </text:span><text:span text:style-name="T303">in the rules. </text:span><text:span text:style-name="T307">Italics </text:span><text:span text:style-name="T314">is </text:span><text:span text:style-name="T308">a</text:span><text:span text:style-name="T309"> </text:span><text:span text:style-name="T315">playable</text:span><text:span text:style-name="T313"> </text:span><text:span text:style-name="T334">⌞</text:span><text:span text:style-name="T335">move</text:span><text:span text:style-name="T333">⌝</text:span><text:span text:style-name="T335"> name</text:span><text:span text:style-name="T307">, </text:span><text:span text:style-name="T311">not </text:span><text:span text:style-name="T319">emphasis</text:span><text:span text:style-name="T307">.</text:span></text:p>
      <text:p text:style-name="P56"/>
      <text:p text:style-name="P73"><text:span text:style-name="T329">Moves</text:span><text:span text:style-name="T316"> –</text:span><text:span text:style-name="T280"> </text:span><text:span text:style-name="T289">A move is </text:span><text:span text:style-name="T294">an</text:span><text:span text:style-name="T290"> action</text:span><text:span text:style-name="T288"> you </text:span><text:span text:style-name="T296">can </text:span><text:span text:style-name="T290">take </text:span><text:span text:style-name="T330">either as a </text:span><text:span text:style-name="T318">player</text:span><text:span text:style-name="T330"> or a </text:span><text:span text:style-name="T318">character</text:span><text:span text:style-name="T320"> </text:span><text:span text:style-name="T323">during the course of</text:span><text:span text:style-name="T320"> playing this game. </text:span><text:span text:style-name="T324">The block of text describes </text:span><text:span text:style-name="T328">how the move works.</text:span><text:span text:style-name="T324"> </text:span><text:span text:style-name="T322">Usually a move has an in-game effect; sometimes it has activation conditions or costs.</text:span></text:p>
      <text:p text:style-name="P57"/>
      <text:p text:style-name="P73"><text:span text:style-name="T321">Meta moves, like this one, </text:span><text:span text:style-name="T325">define </text:span><text:span text:style-name="T321">the game itself. </text:span><text:span text:style-name="T326">You ⌞</text:span><text:span text:style-name="T331">make a move</text:span><text:span text:style-name="T326">⌝ </text:span><text:span text:style-name="T327">like this one </text:span><text:span text:style-name="T326">just by reading it.</text:span></text:p>
      <text:p text:style-name="P58"/>
      <text:p text:style-name="P6"><text:span text:style-name="T596">Aptitudes</text:span><text:span text:style-name="T611"> –</text:span><text:span text:style-name="T34"> </text:span><text:span text:style-name="T116">An aptitude </text:span><text:span text:style-name="T161">is a score </text:span><text:span text:style-name="T83">represent</text:span><text:span text:style-name="T161">ing</text:span><text:span text:style-name="T83"> </text:span><text:span text:style-name="T158">a</text:span><text:span text:style-name="T160">f</text:span><text:span text:style-name="T158">finity</text:span><text:span text:style-name="T138"> or </text:span><text:span text:style-name="T84">proficiency </text:span><text:span text:style-name="T114">at some challenging </text:span><text:span text:style-name="T115">activity. ⌞</text:span><text:span text:style-name="T589">Moves⌝ say what you </text:span><text:span text:style-name="T557">can</text:span><text:span text:style-name="T589"> do; aptitudes </text:span><text:span text:style-name="T590">track </text:span><text:span text:style-name="T589">what you’re </text:span><text:span text:style-name="T557">good</text:span><text:span text:style-name="T589"> at. </text:span><text:span text:style-name="T591">Don’t confuse them.</text:span></text:p>
      <text:p text:style-name="P59"/>
      <text:p text:style-name="P36"><text:span text:style-name="T597">Resources</text:span><text:span text:style-name="T598"> –</text:span><text:span text:style-name="T27"> </text:span><text:span text:style-name="T59">A r</text:span><text:span text:style-name="T27">esource </text:span><text:span text:style-name="T59">is </text:span><text:span text:style-name="T27">some asset or </text:span><text:span text:style-name="T60">quality</text:span><text:span text:style-name="T27"> </text:span><text:span text:style-name="T176">you have</text:span><text:span text:style-name="T159"> </text:span><text:span text:style-name="T176">in this game</text:span><text:span text:style-name="T27">. </text:span><text:span text:style-name="T50">S</text:span><text:span text:style-name="T48">ome </text:span><text:span text:style-name="T81">resources </text:span><text:span text:style-name="T49">are just </text:span><text:span text:style-name="T51">notes </text:span><text:span text:style-name="T52">you keep</text:span><text:span text:style-name="T48">, </text:span><text:span text:style-name="T50">but </text:span><text:span text:style-name="T113">many </text:span><text:span text:style-name="T47">are tracked with points </text:span><text:span text:style-name="T177">that go up and down during play. </text:span><text:span text:style-name="T178">Some combine both.</text:span></text:p>
      <text:p text:style-name="P58"/>
      <text:p text:style-name="P11"><text:span text:style-name="T180">Make a move</text:span> – <text:span text:style-name="T53">You “</text:span><text:span text:style-name="T54">make”</text:span><text:span text:style-name="T53"> a ⌞move⌝ </text:span><text:span text:style-name="T123">by </text:span><text:span text:style-name="T558">doing</text:span><text:span text:style-name="T559"> something described </text:span><text:span text:style-name="T560">in</text:span><text:span text:style-name="T559"> a move</text:span><text:span text:style-name="T566">. </text:span><text:span text:style-name="T575">You may be </text:span><text:span text:style-name="T561">required</text:span><text:span text:style-name="T575"> to make a move by its </text:span><text:span text:style-name="T592">description</text:span><text:span text:style-name="T575"> </text:span><text:span text:style-name="T579">or </text:span><text:span text:style-name="T593">by </text:span><text:span text:style-name="T579">some other move</text:span><text:span text:style-name="T575">.</text:span></text:p>
      <text:p text:style-name="P61"/>
      <text:p text:style-name="P12"><text:span text:style-name="T567">If there’s no move that </text:span><text:span text:style-name="T571">at least kinda</text:span><text:span text:style-name="T567"> describes what you’re doing, </text:span><text:span text:style-name="T568">or there is but you </text:span><text:span text:style-name="T586">don’t have</text:span><text:span text:style-name="T568"> it</text:span><text:span text:style-name="T567">, you can’t do that thing.</text:span></text:p>
      <text:p text:style-name="P62"/>
      <text:p text:style-name="P12"><text:span text:style-name="T569">I</text:span><text:span text:style-name="T568">f the move’s description says that some conditions </text:span><text:span text:style-name="T594">apply</text:span><text:span text:style-name="T568">, </text:span><text:span text:style-name="T569">but those conditions aren’t </text:span><text:span text:style-name="T595">met</text:span><text:span text:style-name="T569"> (and you can’t </text:span><text:span text:style-name="T595">meet them</text:span><text:span text:style-name="T569">)</text:span><text:span text:style-name="T568">, you can’t make the move. </text:span><text:span text:style-name="T570">Same if it says there’s a cost that you can’t or won’t </text:span><text:span text:style-name="T572">pay</text:span><text:span text:style-name="T570">.</text:span></text:p>
      <text:p text:style-name="P16"/>
      <text:p text:style-name="P17">Chain moves – <text:span text:style-name="T6">Sometimes a ⌞move⌝ </text:span><text:span text:style-name="T55">(parent)</text:span><text:span text:style-name="T6"> says that it applies when you’re making a different move </text:span><text:span text:style-name="T55">(child)</text:span><text:span text:style-name="T6"> </text:span><text:span text:style-name="T236">or that you should make another move (child) as a </text:span><text:span text:style-name="T238">part</text:span><text:span text:style-name="T236"> of </text:span><text:span text:style-name="T239">the parent</text:span><text:span text:style-name="T236">. Unless otherwise stated, you’re </text:span><text:span text:style-name="T240">making both moves: </text:span><text:span text:style-name="T236">first the parent and then the child. </text:span><text:span text:style-name="T242">Everything</text:span><text:span text:style-name="T236"> </text:span><text:span text:style-name="T241">related to the </text:span><text:span text:style-name="T236">child appl</text:span><text:span text:style-name="T243">ies</text:span><text:span text:style-name="T236"> </text:span><text:span text:style-name="T237">normally</text:span><text:span text:style-name="T236">, unless the parent move says </text:span><text:span text:style-name="T244">otherwise</text:span><text:span text:style-name="T236">.</text:span></text:p>
      <text:h text:style-name="P76" text:outline-level="2"><text:span text:style-name="T548">Respect our limits</text:span><text:span text:style-name="T490"> – This game </text:span><text:span text:style-name="T491">is </text:span><text:span text:style-name="T492">for everyone at the table</text:span><text:span text:style-name="T490">. If somebody </text:span><text:span text:style-name="T482">needs to ⌞</text:span><text:span text:style-name="T546">state a limit</text:span><text:span text:style-name="T537">⌝</text:span><text:span text:style-name="T490">, immediately cut away or fade to black from whatever is upsetting them. Talk as a table about how to continue the story while </text:span><text:span text:style-name="T493">embracing</text:span><text:span text:style-name="T490"> the limit.</text:span></text:h>
      <text:list xml:id="list3402523581" text:style-name="L1">
        <text:list-header>
          <text:h text:style-name="P79" text:outline-level="2"/>
          <text:h text:style-name="P79" text:outline-level="2"><text:span text:style-name="T180">State a limit</text:span><text:span text:style-name="T188"> – </text:span><text:span text:style-name="T199">This is a game to have fun. If some theme, activity, or imagery of the story is ruining your fun, speak up. </text:span><text:span text:style-name="T200">You don’t have to explain why, you only have to </text:span><text:span text:style-name="T201">indicate </text:span><text:span text:style-name="T200">what.</text:span></text:h>
        </text:list-header>
      </text:list>
      <text:h text:style-name="P84" text:outline-level="2"/>
      <text:h text:style-name="P80" text:outline-level="2"><text:span text:style-name="T180">Think </text:span><text:span text:style-name="T181">for the camera</text:span><text:span text:style-name="T188"> – </text:span><text:span text:style-name="T199">This game works better when </text:span><text:span text:style-name="T233">we</text:span><text:span text:style-name="T199"> think like </text:span><text:span text:style-name="T235">we’re</text:span><text:span text:style-name="T228"> </text:span><text:span text:style-name="T199">directing a </text:span><text:span text:style-name="T209">tv series more</text:span><text:span text:style-name="T199"> than writing a novel. Focus on what </text:span><text:span text:style-name="T233">we</text:span><text:span text:style-name="T228"> </text:span><text:span text:style-name="T199">can perceive with </text:span><text:span text:style-name="T229">ou</text:span><text:span text:style-name="T230">r</text:span><text:span text:style-name="T229"> </text:span><text:span text:style-name="T199">(supernatural?) senses </text:span><text:span text:style-name="T207">here in the moment.</text:span></text:h>
      <text:h text:style-name="P96" text:outline-level="2"/>
      <text:h text:style-name="P81" text:outline-level="2"><text:span text:style-name="T184">Invent fiction</text:span><text:span text:style-name="T199"> – </text:span><text:span text:style-name="T210">This game shines when you s</text:span><text:span text:style-name="T199">peak up </text:span><text:span text:style-name="T210">to </text:span><text:span text:style-name="T218">refine, </text:span><text:span text:style-name="T225">improve,</text:span><text:span text:style-name="T217"> or </text:span><text:span text:style-name="T224">augment</text:span><text:span text:style-name="T217"> </text:span><text:span text:style-name="T219">the </text:span><text:span text:style-name="T222">scenario</text:span><text:span text:style-name="T199">. </text:span><text:span text:style-name="T220">It needs to make sense, and t</text:span><text:span text:style-name="T216">he </text:span><text:span text:style-name="T226">GM</text:span><text:span text:style-name="T216"> has final veto, but the </text:span><text:span text:style-name="T221">only firm rule</text:span><text:span text:style-name="T216"> is: </text:span><text:span text:style-name="T202">don’t contradict anything already established. </text:span><text:span text:style-name="T189">Use this to set up </text:span><text:span text:style-name="T196">a</text:span><text:span text:style-name="T189"> move </text:span><text:span text:style-name="T270">or</text:span><text:span text:style-name="T189"> </text:span><text:span text:style-name="T190">just </text:span><text:span text:style-name="T195">to </text:span><text:span text:style-name="T189">make </text:span><text:span text:style-name="T194">shit</text:span><text:span text:style-name="T189"> cooler.</text:span></text:h>
      <text:h text:style-name="P85" text:outline-level="2"/>
      <text:h text:style-name="P97" text:outline-level="2"><text:span text:style-name="T203">Ex.</text:span><text:span text:style-name="T7"> </text:span><text:span text:style-name="T248">T</text:span><text:span text:style-name="T249">he</text:span><text:span text:style-name="T250">y’re </text:span><text:span text:style-name="T249">wearing </text:span><text:span text:style-name="T251">my</text:span><text:span text:style-name="T249"> favorite </text:span><text:span text:style-name="T252">designer. </text:span><text:span text:style-name="T253">My</text:span><text:span text:style-name="T254"> </text:span><text:span text:style-name="T255">fur</text:span><text:span text:style-name="T254"> is </text:span><text:span text:style-name="T256">saturated violet</text:span><text:span text:style-name="T257">. </text:span><text:span text:style-name="T258">Lucky </text:span><text:span text:style-name="T259">I’ve always got my boot knife.</text:span><text:span text:style-name="T252"> </text:span><text:span text:style-name="T203">Maybe the </text:span><text:span text:style-name="T260">roof</text:span><text:span text:style-name="T203"> collapsed in one corner. </text:span><text:span text:style-name="T248">It’s a huge gun, </text:span><text:span text:style-name="T261">just</text:span><text:span text:style-name="T248"> a fucking giant revolver with shells like Vienna sausages</text:span><text:span text:style-name="T262">.</text:span><text:span text:style-name="T248"> </text:span><text:span text:style-name="T263">Surely there’s </text:span><text:span text:style-name="T264">a forklift in this warehouse.</text:span></text:h>
      <text:h text:style-name="P91" text:outline-level="2"/>
      <text:h text:style-name="P82" text:outline-level="2"><text:span text:style-name="T182">B</text:span><text:span text:style-name="T180">e curious, not cautious</text:span><text:span text:style-name="T188"> –</text:span><text:span text:style-name="T199"> </text:span><text:span text:style-name="T212">This</text:span><text:span text:style-name="T199"> game is more fun when </text:span><text:span text:style-name="T234">we</text:span><text:span text:style-name="T199"> play to find out what happens </text:span><text:span text:style-name="T204">than when </text:span><text:span text:style-name="T234">we</text:span><text:span text:style-name="T231"> </text:span><text:span text:style-name="T204">play to keep our character</text:span><text:span text:style-name="T245">s</text:span><text:span text:style-name="T204"> </text:span><text:span text:style-name="T232">content</text:span><text:span text:style-name="T204">. </text:span><text:span text:style-name="T205">Stories about people who never </text:span><text:span text:style-name="T214">take risks, never </text:span><text:span text:style-name="T205">get hurt, who never fail </text:span><text:span text:style-name="T206">leave </text:span><text:span text:style-name="T205">fewer memories than stories about </text:span><text:span text:style-name="T206">a hot fucking mess</text:span><text:span text:style-name="T208">.</text:span></text:h>
      <text:h text:style-name="P86" text:outline-level="2"/>
      <text:h text:style-name="P83" text:outline-level="2"><text:span text:style-name="T193">D</text:span><text:span text:style-name="T192">on’t sweat the meta – </text:span><text:span text:style-name="T211">In this game, i</text:span><text:span text:style-name="T213">t’s okay for you to know things </text:span><text:span text:style-name="T215">that</text:span><text:span text:style-name="T213"> you don’t know, and to act on that knowledge when it would make </text:span><text:span text:style-name="T223">shit</text:span><text:span text:style-name="T213"> cooler. </text:span><text:span text:style-name="T227">Likewise, don’t </text:span><text:span text:style-name="T268">keep</text:span><text:span text:style-name="T265"> “secrets”</text:span><text:span text:style-name="T227">. Be </text:span><text:span text:style-name="T265">open </text:span><text:span text:style-name="T227">so that everybody </text:span><text:span text:style-name="T266">knows</text:span><text:span text:style-name="T227"> the badass shit </text:span><text:span text:style-name="T234">you’re up to.</text:span></text:h>
      <text:h text:style-name="P92" text:outline-level="2"/>
      <text:h text:style-name="P77" text:outline-level="2"><text:span text:style-name="T549">Dispute</text:span><text:span text:style-name="T547"> fiction</text:span><text:span text:style-name="T499"> </text:span><text:span text:style-name="T389">– Sometimes the </text:span><text:span text:style-name="T400">GM</text:span><text:span text:style-name="T389"> will say something they think is cool, but that just ruins the story </text:span><text:span text:style-name="T395">for you</text:span><text:span text:style-name="T389">. </text:span><text:span text:style-name="T396">You’</text:span><text:span text:style-name="T397">re</text:span><text:span text:style-name="T396"> </text:span><text:span text:style-name="T398">trying</text:span><text:span text:style-name="T396"> to ⌞</text:span><text:span text:style-name="T539">be curious, not cautious⌝</text:span><text:span text:style-name="T396"> but whatever the </text:span><text:span text:style-name="T400">GM</text:span><text:span text:style-name="T396"> said just seems to cheapen the whole damn thing for you. Speak up and negotiate </text:span><text:span text:style-name="T399">an</text:span><text:span text:style-name="T396"> alternative.</text:span></text:h>
      <text:h text:style-name="P87" text:outline-level="2"/>
      <text:h text:style-name="P78" text:outline-level="2"><text:span text:style-name="T396">T</text:span><text:span text:style-name="T389">his isn’t the same as ⌞</text:span><text:span text:style-name="T538">resist consequences⌝</text:span><text:span text:style-name="T389">. Don’t use this to gain an in-game advantage. Use this when something happens that would make you </text:span><text:span text:style-name="T419">turn off</text:span><text:span text:style-name="T389"> a show you </text:span><text:span text:style-name="T419">were watching.</text:span></text:h>
      <text:p text:style-name="P2"/>
      <text:p text:style-name="P5"><text:span text:style-name="T387">Labeled </text:span><text:span text:style-name="T388">items</text:span><text:span text:style-name="T387"> –</text:span><text:span text:style-name="T338"> </text:span><text:span text:style-name="T365">Items are often grouped into labeled sections. </text:span><text:span text:style-name="T358">Instead of a specific </text:span><text:span text:style-name="T359">item</text:span><text:span text:style-name="T358">, a ⌞move⌝ may mention a </text:span><text:span text:style-name="T367">section </text:span><text:span text:style-name="T358">label instead. This refers to any or all </text:span><text:span text:style-name="T359">item</text:span><text:span text:style-name="T371">s </text:span><text:span text:style-name="T366">found in a section with that </text:span><text:span text:style-name="T372">label</text:span><text:span text:style-name="T366">—</text:span><text:span text:style-name="T370">or any subsection of it.</text:span></text:p>
      <text:p text:style-name="P2"/>
      <text:p text:style-name="P4">Bought and free items – <text:span text:style-name="T6">Some </text:span><text:span text:style-name="T27">items</text:span><text:span text:style-name="T6"> </text:span><text:span text:style-name="T57">have a </text:span><text:span text:style-name="T343">○</text:span><text:span text:style-name="T344">; these items must be purchased </text:span><text:span text:style-name="T384">at</text:span><text:span text:style-name="T344"> character creation or with XP</text:span><text:span text:style-name="T353">. </text:span><text:span text:style-name="T368">When you buy a </text:span><text:span text:style-name="T343">○, </text:span><text:span text:style-name="T368">fill it </text:span><text:span text:style-name="T369">in </text:span><text:span text:style-name="T386">solid</text:span><text:span text:style-name="T344">. </text:span><text:span text:style-name="T349">Items with </text:span><text:span text:style-name="T343">● </text:span><text:span text:style-name="T349">are </text:span><text:span text:style-name="T350">“</text:span><text:span text:style-name="T386">pre-bought”.</text:span></text:p>
      <text:p text:style-name="P21"/>
      <text:p text:style-name="P19"><text:span text:style-name="T350">I</text:span><text:span text:style-name="T338">tems prefixed with </text:span><text:span text:style-name="T390">△ </text:span><text:span text:style-name="T391">are </text:span><text:span text:style-name="T430">yours</text:span><text:span text:style-name="T389"> </text:span><text:span text:style-name="T516">only</text:span><text:span text:style-name="T393"> </text:span><text:span text:style-name="T389">if </text:span><text:span text:style-name="T392">a move or the GM</text:span><text:span text:style-name="T389"> says </text:span><text:span text:style-name="T394">you get them—</text:span><text:span text:style-name="T473">f</text:span><text:span text:style-name="T472">ill it in that case</text:span><text:span text:style-name="T389">. </text:span><text:span text:style-name="T474">You cannot buy </text:span><text:span text:style-name="T390">△ </text:span><text:span text:style-name="T475">directly.</text:span></text:p>
      <text:p text:style-name="P2"/>
      <text:p text:style-name="P3"><text:span text:style-name="T352">I</text:span><text:span text:style-name="T347">tems</text:span><text:span text:style-name="T344"> </text:span><text:span text:style-name="T357">with neither</text:span><text:span text:style-name="T344"> </text:span><text:span text:style-name="T390">△, </text:span><text:span text:style-name="T343">○, </text:span><text:span text:style-name="T360">nor</text:span><text:span text:style-name="T351"> </text:span><text:span text:style-name="T343">● </text:span><text:span text:style-name="T344">are </text:span><text:span text:style-name="T348">automatically </text:span><text:span text:style-name="T362">in play</text:span><text:span text:style-name="T344"> if your playbook contains them.</text:span></text:p>
      <text:p text:style-name="P23"/>
      <text:p text:style-name="P25"><text:span text:style-name="T599">Gated moves (0) </text:span>–<text:span text:style-name="T6"> </text:span><text:span text:style-name="T61">Some moves have a number in parenthesis after the name. </text:span><text:span text:style-name="T62">In order to buy such a move, y</text:span><text:span text:style-name="T61">ou must already have </text:span><text:span text:style-name="T65">at least </text:span><text:span text:style-name="T63">that </text:span><text:span text:style-name="T64">number of </text:span><text:span text:style-name="T61">moves from the same </text:span><text:span text:style-name="T120">sub</text:span><text:span text:style-name="T61">section of your playbook.</text:span></text:p>
      <text:p text:style-name="P63"/>
      <text:p text:style-name="P26"><text:span text:style-name="T605">🗣Consult the GM –</text:span><text:span text:style-name="T126"> Stuff with </text:span><text:span text:style-name="T142">a </text:span><text:span text:style-name="T198">🗣</text:span><text:span text:style-name="T246"> </text:span><text:span text:style-name="T247">icon</text:span><text:span text:style-name="T126"> </text:span><text:span text:style-name="T129">may not be appropriate </text:span><text:span text:style-name="T130">for </text:span><text:span text:style-name="T132">your </text:span><text:span text:style-name="T137">story </text:span><text:span text:style-name="T152">(</text:span><text:span text:style-name="T149">at this time</text:span><text:span text:style-name="T152">)</text:span><text:span text:style-name="T132">—</text:span><text:span text:style-name="T133">or it </text:span><text:span text:style-name="T129">may have </text:span><text:span text:style-name="T132">special </text:span><text:span text:style-name="T144">fictional </text:span><text:span text:style-name="T132">restrictions </text:span><text:span text:style-name="T134">or implications</text:span><text:span text:style-name="T128">.</text:span><text:span text:style-name="T127"> </text:span><text:span text:style-name="T129">Talk to the GM</text:span><text:span text:style-name="T131"> </text:span><text:span text:style-name="T150">about</text:span><text:span text:style-name="T136"> taking</text:span><text:span text:style-name="T135"> </text:span><text:span text:style-name="T151">a</text:span><text:span text:style-name="T153">ny</text:span><text:span text:style-name="T151"> </text:span><text:span text:style-name="T605">🗣</text:span><text:span text:style-name="T126"> </text:span><text:span text:style-name="T143">option</text:span><text:span text:style-name="T126">. </text:span><text:span text:style-name="T146">Please </text:span><text:span text:style-name="T148">be cool </text:span><text:span text:style-name="T145">if </text:span><text:span text:style-name="T151">it’s </text:span><text:span text:style-name="T147">un</text:span><text:span text:style-name="T145">available. </text:span><text:span text:style-name="T154">Limitations define us.</text:span></text:p>
      <text:p text:style-name="P23"/>
      <text:p text:style-name="P10"><text:span text:style-name="T612">Aptitude Rating –</text:span><text:span text:style-name="T157"> </text:span><text:span text:style-name="T25">When you first </text:span><text:span text:style-name="T31">get</text:span><text:span text:style-name="T25"> an ⌞</text:span><text:span text:style-name="T30">aptitude</text:span><text:span text:style-name="T33">⌝</text:span><text:span text:style-name="T25">, it starts at </text:span><text:span text:style-name="T28">+</text:span><text:span text:style-name="T25">0—</text:span><text:span text:style-name="T26">even this </text:span><text:span text:style-name="T6">gives you almost a 60% chance of success. </text:span><text:span text:style-name="T28">Each additional </text:span><text:span text:style-name="T343">○ </text:span><text:span text:style-name="T347">you buy </text:span><text:span text:style-name="T348">gives you another +1 to your modifier. </text:span><text:span text:style-name="T354">If you haven’t </text:span><text:span text:style-name="T383">got </text:span><text:span text:style-name="T354">an aptitude, </text:span><text:span text:style-name="T355">but </text:span><text:span text:style-name="T379">need to roll it anyway</text:span><text:span text:style-name="T354">, </text:span><text:span text:style-name="T356">roll with -1.</text:span></text:p>
      <text:p text:style-name="P64"/>
      <text:p text:style-name="P27"><text:span text:style-name="T162">Some aptitudes have more </text:span><text:span text:style-name="T163">or </text:span><text:span text:style-name="T164">less</text:span><text:span text:style-name="T163"> </text:span><text:span text:style-name="T165">○ </text:span><text:span text:style-name="T166">available</text:span><text:span text:style-name="T165">. </text:span><text:span text:style-name="T167">Buying </text:span><text:span text:style-name="T163">more than </text:span><text:span text:style-name="T168">4</text:span><text:span text:style-name="T162"> </text:span><text:span text:style-name="T165">○ </text:span><text:span text:style-name="T162">let</text:span><text:span text:style-name="T169">s</text:span><text:span text:style-name="T162"> you soak up penalties to rolls, </text:span><text:span text:style-name="T170">but</text:span><text:span text:style-name="T162"> </text:span><text:span text:style-name="T171">doesn’t </text:span><text:span text:style-name="T162">let you exceed the maximum </text:span><text:span text:style-name="T172">total </text:span><text:span text:style-name="T162">modifier.</text:span></text:p>
      <text:p text:style-name="P28"/>
      <text:p text:style-name="P28">Alternate aptitudes –<text:span text:style-name="T6"> A move may say to roll a different move with a nonstandard or specific aptitude. Just use the weird aptitude, </text:span><text:span text:style-name="T554">don’t</text:span><text:span text:style-name="T6"> add it to your normal one.</text:span></text:p>
      <text:p text:style-name="P66"/>
      <text:p text:style-name="P13"/>
      <text:p text:style-name="P55"><text:soft-page-break/><text:span text:style-name="T507">(</text:span><text:span text:style-name="T505">Progress</text:span><text:span text:style-name="T507">)</text:span><text:span text:style-name="T505"> </text:span><text:span text:style-name="T508">B</text:span><text:span text:style-name="T505">ars</text:span><text:span text:style-name="T499"> –</text:span><text:span text:style-name="T389"> </text:span><text:span text:style-name="T495">P</text:span><text:span text:style-name="T433">rogress bars</text:span><text:span text:style-name="T389"> are </text:span><text:span text:style-name="T401">a </text:span><text:span text:style-name="T496">GM-</text:span><text:span text:style-name="T497">managed </text:span><text:span text:style-name="T498">shared</text:span><text:span text:style-name="T496"> ⌞resource⌝</text:span><text:span text:style-name="T401"> </text:span><text:span text:style-name="T389">abstract</text:span><text:span text:style-name="T496">ly</text:span><text:span text:style-name="T389"> </text:span><text:span text:style-name="T496">representing</text:span><text:span text:style-name="T389"> </text:span><text:span text:style-name="T428">rising tension</text:span><text:span text:style-name="T406"> or </text:span><text:span text:style-name="T429">sustained </text:span><text:span text:style-name="T402">activit</text:span><text:span text:style-name="T428">y</text:span><text:span text:style-name="T407">. </text:span><text:span text:style-name="T403">A </text:span><text:span text:style-name="T433">bar </text:span><text:span text:style-name="T403">has a title and some number of ticks between </text:span><text:span text:style-name="T465">2</text:span><text:span text:style-name="T403"> and 8. </text:span><text:span text:style-name="T405">When the last tick is filled</text:span><text:span text:style-name="T404">, </text:span><text:span text:style-name="T408">whatever the title says happens.</text:span></text:p>
      <text:p text:style-name="P70"/>
      <text:p text:style-name="P20"><text:span text:style-name="T550">T</text:span><text:span text:style-name="T547">ick a </text:span><text:span text:style-name="T551">bar</text:span><text:span text:style-name="T499"> –</text:span><text:span text:style-name="T389"> </text:span><text:span text:style-name="T434">When the GM or a move says to tick a ⌞bar</text:span><text:span text:style-name="T489">⌝</text:span><text:span text:style-name="T434">, fill one tick on it.</text:span><text:span text:style-name="T435"> If they say to tick it some number of times, fill that many ticks.</text:span></text:p>
      <text:p text:style-name="P98"/>
      <text:p text:style-name="P37"><text:span text:style-name="T613">Track resource points – </text:span><text:span text:style-name="T282">Each point of a </text:span><text:span text:style-name="T283">particular ⌞r</text:span><text:span text:style-name="T282">esource</text:span><text:span text:style-name="T489">⌝</text:span><text:span text:style-name="T494"> is</text:span><text:span text:style-name="T282"> </text:span><text:span text:style-name="T173">tracked</text:span><text:span text:style-name="T282"> with a</text:span><text:span text:style-name="T281"> </text:span><text:span text:style-name="T284">▢. </text:span><text:span text:style-name="T285">Some resources come in ranks </text:span><text:span text:style-name="T174">with </text:span><text:span text:style-name="T343">○</text:span><text:span text:style-name="T286">, </text:span><text:span text:style-name="T287">permitting you to </text:span><text:span text:style-name="T82">buy </text:span><text:span text:style-name="T287">more </text:span><text:span text:style-name="T42">▢</text:span><text:span text:style-name="T285">.</text:span></text:p>
      <text:p text:style-name="P22"/>
      <text:p text:style-name="P24"><text:span text:style-name="T40">When you </text:span><text:span text:style-name="T41">restore or </text:span><text:span text:style-name="T40">gain a resource, fill a </text:span><text:span text:style-name="T42">▢. </text:span><text:span text:style-name="T43">You cannot have more of a </text:span><text:span text:style-name="T44">r</text:span><text:span text:style-name="T43">esource than you </text:span><text:span text:style-name="T45">have </text:span><text:span text:style-name="T42">▢ </text:span><text:span text:style-name="T43">for </text:span><text:span text:style-name="T175">it</text:span><text:span text:style-name="T43">. </text:span><text:span text:style-name="T46">If all your </text:span><text:span text:style-name="T42">▢</text:span><text:span text:style-name="T46"> are full when you’re supposed to gain the resource, just don’t fill anything.</text:span></text:p>
      <text:p text:style-name="P22"/>
      <text:p text:style-name="P14"><text:span text:style-name="T346">When you spend or lose a resource, erase a filled </text:span><text:span text:style-name="T345">▢. </text:span><text:span text:style-name="T346">If you don’t have any filled </text:span><text:span text:style-name="T345">▢, </text:span><text:span text:style-name="T373">you can’t do move</text:span><text:span text:style-name="T375">s</text:span><text:span text:style-name="T373"> requiring you to spend </text:span><text:span text:style-name="T376">that </text:span><text:span text:style-name="T373">resource</text:span><text:span text:style-name="T346">. </text:span><text:span text:style-name="T374">On the </text:span><text:span text:style-name="T378">other hand</text:span><text:span text:style-name="T373">, if a </text:span><text:span text:style-name="T361">move’</text:span><text:span text:style-name="T363">s effect</text:span><text:span text:style-name="T361"> tells you to lose a resource </text:span><text:span text:style-name="T377">you’re out of</text:span><text:span text:style-name="T361">, just don’t erase anything—any other effects or consequences of the move still happen as normal, though.</text:span></text:p>
      <text:p text:style-name="P67"/>
      <text:p text:style-name="P68">Unless stated otherwise, you start the game with all resources full.</text:p>
      <text:p text:style-name="P29"/>
      <text:p text:style-name="P18"><text:span text:style-name="T602">Lose what you spend</text:span> – <text:span text:style-name="T6">Unless stated otherwise </text:span><text:span text:style-name="T66">and regardless of where the cost appears in the move’s description </text:span><text:span text:style-name="T79">text</text:span><text:span text:style-name="T6">, you </text:span><text:span text:style-name="T67">lose </text:span><text:span text:style-name="T68">a</text:span><text:span text:style-name="T6"> move’s cost</text:span><text:span text:style-name="T69">(</text:span><text:span text:style-name="T6">s</text:span><text:span text:style-name="T69">)</text:span><text:span text:style-name="T6"> </text:span><text:span text:style-name="T554">immediately before you roll</text:span><text:span text:style-name="T565"> </text:span><text:span text:style-name="T574">and</text:span><text:span text:style-name="T573"> determine results</text:span><text:span text:style-name="T565">. </text:span><text:span text:style-name="T573">If there’s no roll, </text:span><text:span text:style-name="T578">you just lose the ⌞resource⌝</text:span><text:span text:style-name="T573"> before the effect takes place.</text:span></text:p>
      <text:p text:style-name="P65"><text:s/></text:p>
      <text:p text:style-name="P7">Status – <text:span text:style-name="T6">A status is a </text:span><text:span text:style-name="T37">short, </text:span><text:span text:style-name="T125">free-form </text:span><text:span text:style-name="T37">phrase describing a </text:span><text:span text:style-name="T6">condition or state that is true; </text:span><text:span text:style-name="T32">about you, anybody else, or even an item or place. </text:span><text:span text:style-name="T33">When a move or the GM says you or something of yours gets a status, write it down. As long as it’s written down, no aspect of the fiction can violate its truth.</text:span></text:p>
      <text:p text:style-name="P8"/>
      <text:p text:style-name="P8"><text:span text:style-name="T180">Remove a status</text:span> –<text:span text:style-name="T6"> </text:span><text:span text:style-name="T80">E</text:span><text:span text:style-name="T38">rase</text:span><text:span text:style-name="T6"> a ⌞status⌝ when a move or the GM says you can, or when it no longer makes sense for it to be true.</text:span></text:p>
      <text:p text:style-name="P8"/>
      <text:p text:style-name="P35"><text:span text:style-name="T552">Exploit status</text:span><text:span text:style-name="T504"> –</text:span><text:span text:style-name="T409"> </text:span><text:span text:style-name="T410">When you </text:span><text:span text:style-name="T411">make </text:span><text:span text:style-name="T410">a ⌞</text:span><text:span text:style-name="T543">story move⌝</text:span><text:span text:style-name="T410">, </text:span><text:span text:style-name="T412">you can </text:span><text:span text:style-name="T413">describe</text:span><text:span text:style-name="T410"> how you’re capitalizing on a ⌞</text:span><text:span text:style-name="T414">status⌝ </text:span><text:span text:style-name="T476">(yours or otherwise)</text:span><text:span text:style-name="T414"> </text:span><text:span text:style-name="T415">to</text:span><text:span text:style-name="T416"> </text:span><text:span text:style-name="T417">add </text:span><text:span text:style-name="T416">+1 on your move. </text:span><text:span text:style-name="T418">You can only exploit </text:span><text:span text:style-name="T477">one</text:span><text:span text:style-name="T418"> status </text:span><text:span text:style-name="T478">per </text:span><text:span text:style-name="T418">move.</text:span></text:p>
      <text:p text:style-name="P106"/>
      <text:p text:style-name="P50"><text:span text:style-name="T503">Harm</text:span><text:span text:style-name="T502"> – </text:span><text:span text:style-name="T420">Harm is abstract </text:span><text:span text:style-name="T480">systemic or </text:span><text:span text:style-name="T454">traumatic </text:span><text:span text:style-name="T420">damage </text:span><text:span text:style-name="T453">(not necessarily physical)</text:span><text:span text:style-name="T420"> </text:span><text:span text:style-name="T461">sustained by something</text:span><text:span text:style-name="T450"> </text:span><text:span text:style-name="T462">living</text:span><text:span text:style-name="T421">. </text:span><text:span text:style-name="T422">A single injury can do 1-3 harm. </text:span><text:span text:style-name="T438">Unless a move says specifically how much harm it does, just use common sense </text:span><text:span text:style-name="T439">and the scale below.</text:span></text:p>
      <text:p text:style-name="P88"/>
      <text:p text:style-name="P38"><text:span text:style-name="T423">The scale </text:span><text:span text:style-name="T422">is calibrated </text:span><text:span text:style-name="T423">roughly</text:span><text:span text:style-name="T422"> to the human body. </text:span><text:span text:style-name="T455">A bunch of small </text:span><text:span text:style-name="T440">injuries or one </text:span><text:span text:style-name="T456">serious</text:span><text:span text:style-name="T440"> injury—</text:span><text:span text:style-name="T458">you want a doctor—</text:span><text:span text:style-name="T440">1 harm. </text:span><text:span text:style-name="T452">A </text:span><text:span text:style-name="T457">l</text:span><text:span text:style-name="T440">ife-threatening </text:span><text:span text:style-name="T452">injury</text:span><text:span text:style-name="T440">—</text:span><text:span text:style-name="T458">you </text:span><text:span text:style-name="T517">need</text:span><text:span text:style-name="T458"> a doctor—</text:span><text:span text:style-name="T440">2 harm.</text:span><text:span text:style-name="T424"> </text:span><text:span text:style-name="T452">An injury likely</text:span><text:span text:style-name="T440"> to outright kill a vanilla human—</text:span><text:span text:style-name="T459">too late </text:span><text:span text:style-name="T460">for a doctor—</text:span><text:span text:style-name="T440">3 harm</text:span><text:span text:style-name="T460">.</text:span></text:p>
      <text:p text:style-name="P89"/>
      <text:p text:style-name="P40"><text:span text:style-name="T436">I</text:span><text:span text:style-name="T389">nanimate objects don’t take </text:span><text:span text:style-name="T437">damage in these terms</text:span><text:span text:style-name="T389">. </text:span><text:span text:style-name="T479">If want </text:span><text:span text:style-name="T485">to “hurt” </text:span><text:span text:style-name="T479">something inanimate, ⌞</text:span><text:span text:style-name="T545">g</text:span><text:span text:style-name="T544">o apeshit⌝ </text:span><text:span text:style-name="T479">on it.</text:span></text:p>
      <text:p text:style-name="P90"/>
      <text:p text:style-name="P40"><text:span text:style-name="T183">Roll</text:span><text:span text:style-name="T553"> – </text:span><text:span text:style-name="T24">A move may say you roll </text:span><text:span text:style-name="T58">to find out what happens</text:span><text:span text:style-name="T24">. </text:span><text:span text:style-name="T56">For most moves</text:span><text:span text:style-name="T23">, </text:span><text:span text:style-name="T75">it’ll say to roll with an ⌞aptitude⌝</text:span><text:span text:style-name="T23">. </text:span><text:span text:style-name="T124">That </text:span><text:span text:style-name="T155">move,</text:span><text:span text:style-name="T124"> a different</text:span><text:span text:style-name="T39"> </text:span><text:span text:style-name="T155">one, </text:span><text:span text:style-name="T156">or the GM</text:span><text:span text:style-name="T155"> </text:span><text:span text:style-name="T23">may also tell you there </text:span><text:span text:style-name="T73">are</text:span><text:span text:style-name="T23"> penalt</text:span><text:span text:style-name="T73">ies</text:span><text:span text:style-name="T23"> or bonus</text:span><text:span text:style-name="T73">es</text:span><text:span text:style-name="T23"> to the roll. </text:span><text:span text:style-name="T72">Sum </text:span><text:span text:style-name="T75">the aptitude and </text:span><text:span text:style-name="T72">all the pluses and minuses into a total modifier</text:span><text:span text:style-name="T76">, </text:span><text:span text:style-name="T119">then cap it </text:span><text:span text:style-name="T72">at ±3. Roll </text:span><text:span text:style-name="T100">2d6</text:span><text:span text:style-name="T72"> and add your total modifier </text:span><text:span text:style-name="T77">to get your </text:span><text:span text:style-name="T78">result.</text:span></text:p>
      <text:p text:style-name="P60"/>
      <text:p text:style-name="P15"><text:span text:style-name="T603">Read the dice –</text:span><text:span text:style-name="T70"> </text:span><text:span text:style-name="T29"><text:s/></text:span><text:span text:style-name="T71">When you roll, you’ll get a number </text:span><text:span text:style-name="T106">between</text:span><text:span text:style-name="T71"> </text:span><text:span text:style-name="T122">(-1)</text:span><text:span text:style-name="T71"> </text:span><text:span text:style-name="T107">and </text:span><text:span text:style-name="T71">15. That’</text:span><text:span text:style-name="T105">s</text:span><text:span text:style-name="T71"> broken down </text:span><text:span text:style-name="T102">by range </text:span><text:span text:style-name="T71">into </text:span><text:span text:style-name="T101">different results</text:span><text:span text:style-name="T71">, </text:span><text:span text:style-name="T108">for </text:span><text:span text:style-name="T74">which moves will describe different </text:span><text:span text:style-name="T121">effects</text:span><text:span text:style-name="T71">.</text:span></text:p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2">Range</text:p>
          </table:table-cell>
          <table:table-cell table:style-name="Table1.A1" office:value-type="string">
            <text:p text:style-name="P34">Result <text:span text:style-name="T601">Name</text:span></text:p>
          </table:table-cell>
          <table:table-cell table:style-name="Table1.A1" office:value-type="string">
            <text:p text:style-name="P34">Result Icon</text:p>
          </table:table-cell>
        </table:table-row>
        <table:table-row>
          <table:table-cell table:style-name="Table1.A1" office:value-type="string">
            <text:p text:style-name="P32">12-<text:span text:style-name="T600">15</text:span></text:p>
          </table:table-cell>
          <table:table-cell table:style-name="Table1.A1" office:value-type="string">
            <text:p text:style-name="P33">Critical Success</text:p>
          </table:table-cell>
          <table:table-cell table:style-name="Table1.A1" office:value-type="string">
            <text:p text:style-name="P72">🡕</text:p>
          </table:table-cell>
        </table:table-row>
        <table:table-row>
          <table:table-cell table:style-name="Table1.A1" office:value-type="string">
            <text:p text:style-name="P32">10-11</text:p>
          </table:table-cell>
          <table:table-cell table:style-name="Table1.A1" office:value-type="string">
            <text:p text:style-name="P33">Full Success</text:p>
          </table:table-cell>
          <table:table-cell table:style-name="Table1.A1" office:value-type="string">
            <text:p text:style-name="P72">🡒</text:p>
          </table:table-cell>
        </table:table-row>
        <table:table-row>
          <table:table-cell table:style-name="Table1.A1" office:value-type="string">
            <text:p text:style-name="P32">7-9</text:p>
          </table:table-cell>
          <table:table-cell table:style-name="Table1.A1" office:value-type="string">
            <text:p text:style-name="P9"><text:span text:style-name="T385">Some</text:span><text:span text:style-name="T338"> </text:span><text:span text:style-name="T339">S</text:span><text:span text:style-name="T338">uccess</text:span></text:p>
          </table:table-cell>
          <table:table-cell table:style-name="Table1.A1" office:value-type="string">
            <text:p text:style-name="P72">🡖</text:p>
          </table:table-cell>
        </table:table-row>
        <table:table-row table:style-name="Table1.5">
          <table:table-cell table:style-name="Table1.A1" office:value-type="string">
            <text:p text:style-name="P32"><text:span text:style-name="T604">(-1)</text:span>-6</text:p>
          </table:table-cell>
          <table:table-cell table:style-name="Table1.B5" office:value-type="string">
            <text:p text:style-name="P69">Failure</text:p>
          </table:table-cell>
          <table:table-cell table:style-name="Table1.A1" office:value-type="string">
            <text:p text:style-name="P72">🡓</text:p>
          </table:table-cell>
        </table:table-row>
      </table:table>
      <text:p text:style-name="P71"/>
      <text:p text:style-name="P43"><text:span text:style-name="T432">The icons are </text:span><text:span text:style-name="T451">fixed </text:span><text:span text:style-name="T469">abbreviation</text:span><text:span text:style-name="T470">s</text:span><text:span text:style-name="T432"> for the </text:span><text:span text:style-name="T513">result </text:span><text:span text:style-name="T514">nam</text:span><text:span text:style-name="T515">e</text:span><text:span text:style-name="T432">. </text:span><text:span text:style-name="T483">When written in a group like 🡕🡒, it means </text:span><text:span text:style-name="T518">any</text:span><text:span text:style-name="T483"> of </text:span><text:span text:style-name="T484">the </text:span><text:span text:style-name="T486">results appearing </text:span><text:span text:style-name="T487">in that </text:span><text:span text:style-name="T488">specific </text:span><text:span text:style-name="T487">group</text:span><text:span text:style-name="T483">.</text:span></text:p>
      <text:p text:style-name="P93"/>
      <text:p text:style-name="P39"><text:span text:style-name="T509">Low/Zero Effect –</text:span><text:span text:style-name="T463"> </text:span><text:span text:style-name="T427">When you’re describing </text:span><text:span text:style-name="T464">how you make </text:span><text:span text:style-name="T427">a ⌞</text:span><text:span text:style-name="T541">story</text:span><text:span text:style-name="T542"> move⌝</text:span><text:span text:style-name="T427">, the GM might </text:span><text:span text:style-name="T481">say</text:span><text:span text:style-name="T427"> you’</text:span><text:span text:style-name="T471">ll have </text:span><text:span text:style-name="T427">Low</text:span><text:span text:style-name="T431">/</text:span><text:span text:style-name="T427">Zero Effect. </text:span><text:span text:style-name="T532">This means even if </text:span><text:span text:style-name="T533">you </text:span><text:span text:style-name="T536">roll</text:span><text:span text:style-name="T535"> </text:span><text:span text:style-name="T608">🡕🡒</text:span><text:span text:style-name="T607">,</text:span><text:span text:style-name="T532"> you </text:span><text:span text:style-name="T534">won’t </text:span><text:span text:style-name="T532">get (all of) what you want.</text:span></text:p>
      <text:p text:style-name="P94"/>
      <table:table table:name="Table3" table:style-name="Table3">
        <table:table-column table:style-name="Table3.A"/>
        <table:table-row>
          <table:table-cell table:style-name="Table3.A1" office:value-type="string">
            <text:p text:style-name="P31"><text:span text:style-name="T272">Mutagen </text:span><text:span text:style-name="T273">RPG Engine</text:span><text:span text:style-name="T272"> </text:span><text:span text:style-name="T274">©</text:span><text:span text:style-name="T271"> 2021 Aubrey R. Jones https://github.com/aubreyrjones/mutagen/</text:span></text:p>
            <text:p text:style-name="P49"><text:span text:style-name="T278">Available under CC-</text:span><text:span text:style-name="T276">BY</text:span><text:span text:style-name="T275">-SA </text:span><text:span text:style-name="T277">4.0</text:span><text:span text:style-name="T278"> license.</text:span></text:p>
          </table:table-cell>
        </table:table-row>
      </table:table>
      <text:p text:style-name="P42"><text:span text:style-name="T520">S</text:span><text:span text:style-name="T519">tory </text:span><text:span text:style-name="T521">m</text:span><text:span text:style-name="T519">oves</text:span><text:span text:style-name="T499"> –</text:span><text:span text:style-name="T389"> </text:span><text:span text:style-name="T466">Story moves </text:span><text:span text:style-name="T467">decide</text:span><text:span text:style-name="T466"> what happens next when you </text:span><text:span text:style-name="T468">act in the face of </text:span><text:span text:style-name="T466">conflict, risk, or adversity </text:span><text:span text:style-name="T468">to get what you want</text:span><text:span text:style-name="T466">. </text:span><text:span text:style-name="T441">The</text:span><text:span text:style-name="T443">y </text:span><text:span text:style-name="T444">serve the same purpose as </text:span><text:span text:style-name="T445">system</text:span><text:span text:style-name="T444"> rules in </text:span><text:span text:style-name="T446">other </text:span><text:span text:style-name="T444">games, but in a </text:span><text:span text:style-name="T448">flexible</text:span><text:span text:style-name="T444"> way that puts the</text:span><text:span text:style-name="T441"> ⌞</text:span><text:span text:style-name="T540">fiction first⌝</text:span><text:span text:style-name="T442">. </text:span><text:span text:style-name="T447">They answer “okay, </text:span><text:span text:style-name="T449">so </text:span><text:span text:style-name="T447">what happens next?”</text:span></text:p>
      <text:p text:style-name="P95"/>
      <text:p text:style-name="P41"><text:span text:style-name="T522">Most moves </text:span><text:span text:style-name="T524">flatly </text:span><text:span text:style-name="T522">describe something you can do, but they </text:span><text:span text:style-name="T523">don’t address why you’re doing it, what you hope to </text:span><text:span text:style-name="T530">ultimately </text:span><text:span text:style-name="T523">achieve. </text:span><text:span text:style-name="T522">A metaphor: you slam on the brakes </text:span><text:span text:style-name="T531">while</text:span><text:span text:style-name="T528"> </text:span><text:span text:style-name="T522">you're driving, but are you </text:span><text:span text:style-name="T529">trying</text:span><text:span text:style-name="T522"> to </text:span><text:span text:style-name="T511">avoid</text:span><text:span text:style-name="T522"> or to </text:span><text:span text:style-name="T511">cause</text:span><text:span text:style-name="T522"> a collision? </text:span><text:span text:style-name="T525">Another: you fence with the Du</text:span><text:span text:style-name="T526">chess,</text:span><text:span text:style-name="T525"> but are you trying to </text:span><text:span text:style-name="T512">kill</text:span><text:span text:style-name="T525"> or </text:span><text:span text:style-name="T527">to</text:span><text:span text:style-name="T525"> </text:span><text:span text:style-name="T512">teach</text:span><text:span text:style-name="T525"> h</text:span><text:span text:style-name="T526">er</text:span><text:span text:style-name="T525">?</text:span></text:p>
      <text:p text:style-name="P99"/>
      <text:p text:style-name="P45"><text:span text:style-name="T6">Each story move follows </text:span><text:span text:style-name="T88">the same</text:span><text:span text:style-name="T6"> formula: </text:span><text:span text:style-name="T89">i</text:span><text:span text:style-name="T6">t states </text:span><text:span text:style-name="T110">what you want </text:span><text:span text:style-name="T139">to achieve</text:span><text:span text:style-name="T6">, and it gives </text:span><text:span text:style-name="T86">a hint at</text:span><text:span text:style-name="T85"> </text:span><text:span text:style-name="T111">how you’re trying to get it</text:span><text:span text:style-name="T85">. </text:span><text:span text:style-name="T90">When figuring out </text:span><text:span text:style-name="T94">which </text:span><text:span text:style-name="T90">story move </text:span><text:span text:style-name="T91">you’re making</text:span><text:span text:style-name="T90">, t</text:span><text:span text:style-name="T87">he hint </text:span><text:span text:style-name="T112">about </text:span><text:span text:style-name="T140">method</text:span><text:span text:style-name="T87"> is </text:span><text:span text:style-name="T576">less</text:span><text:span text:style-name="T87"> important than the part about</text:span><text:span text:style-name="T577"> </text:span><text:span text:style-name="T588">your </text:span><text:span text:style-name="T556">intent</text:span><text:span text:style-name="T588">.</text:span></text:p>
      <text:p text:style-name="P100"/>
      <text:p text:style-name="P44"><text:span text:style-name="T577">There aren’t many </text:span><text:span text:style-name="T580">story moves</text:span><text:span text:style-name="T581">; </text:span><text:span text:style-name="T582">they’re</text:span><text:span text:style-name="T577"> </text:span><text:span text:style-name="T583">mostly in the</text:span><text:span text:style-name="T577"> Common playbook. I intend them to be </text:span><text:span text:style-name="T584">fairly universal</text:span><text:span text:style-name="T577">. </text:span><text:span text:style-name="T587">P</text:span><text:span text:style-name="T585">lease </text:span><text:span text:style-name="T577">think metaphorically when applying them to weird situations.</text:span></text:p>
      <text:p text:style-name="P102"/>
      <text:p text:style-name="P46"><text:span text:style-name="T185">Make</text:span><text:span text:style-name="T186"> </text:span><text:span text:style-name="T187">a </text:span><text:span text:style-name="T186">story move</text:span><text:span text:style-name="T3"> – </text:span><text:span text:style-name="T6">When you make a ⌞</text:span><text:span text:style-name="T179">story move⌝</text:span><text:span text:style-name="T6">, describe how you’re trying to achieve your goal </text:span><text:span text:style-name="T95">in-game</text:span><text:span text:style-name="T6">. </text:span><text:span text:style-name="T92">Be specific. </text:span><text:span text:style-name="T117">Wait a sec before rolling; the GM might have something to say.</text:span></text:p>
      <text:p text:style-name="P103"/>
      <text:p text:style-name="P47"><text:span text:style-name="T92">I</text:span><text:span text:style-name="T6">f you’re making a story move as part of another move, </text:span><text:span text:style-name="T109">that move might say</text:span><text:span text:style-name="T6"> what to roll with. Otherwise </text:span><text:span text:style-name="T141">decide</text:span><text:span text:style-name="T99"> </text:span><text:span text:style-name="T6">if your description depends </text:span><text:span text:style-name="T554">logically and </text:span><text:span text:style-name="T555">primarily</text:span><text:span text:style-name="T6"> on </text:span><text:span text:style-name="T2">an</text:span><text:span text:style-name="T5">y</text:span><text:span text:style-name="T2"> </text:span><text:span text:style-name="T6">⌞</text:span><text:span text:style-name="T2">aptitude</text:span><text:span text:style-name="T6">⌝ you’ve got—</text:span><text:span text:style-name="T98">use common sense</text:span><text:span text:style-name="T6">. </text:span><text:span text:style-name="T93">If </text:span><text:span text:style-name="T99">you’ve got something</text:span><text:span text:style-name="T93">, roll with that </text:span><text:span text:style-name="T4">aptitude</text:span><text:span text:style-name="T93">. </text:span><text:span text:style-name="T96">Finally, if </text:span><text:span text:style-name="T97">you’ve got nothing that fits</text:span><text:span text:style-name="T93">, roll with </text:span><text:span text:style-name="T4">-1</text:span><text:span text:style-name="T93">.</text:span></text:p>
      <text:p text:style-name="P104"/>
      <text:p text:style-name="P48"><text:span text:style-name="T103">The GM playbook has stuff</text:span><text:span text:style-name="T6"> about what might happen for each story move, but </text:span><text:span text:style-name="T118">the results </text:span><text:span text:style-name="T104">all follow this formula.</text:span></text:p>
      <text:p text:style-name="P101"/>
      <text:p text:style-name="P54"><text:span text:style-name="T606">🡕</text:span><text:span text:style-name="T338"> </text:span><text:span text:style-name="T341">Y</text:span><text:span text:style-name="T338">ou succeed </text:span><text:span text:style-name="T381">with </text:span><text:span text:style-name="T382">an</text:span><text:span text:style-name="T338"> </text:span><text:span text:style-name="T380">unexpected benefit</text:span><text:span text:style-name="T364">.</text:span></text:p>
      <text:p text:style-name="P53"><text:span text:style-name="T610">🡒</text:span><text:span text:style-name="T340"> </text:span><text:span text:style-name="T341">Y</text:span><text:span text:style-name="T340">ou succeed as </text:span><text:span text:style-name="T342">you’ve </text:span><text:span text:style-name="T340">described.</text:span></text:p>
      <text:p text:style-name="P52"><text:span text:style-name="T606">🡖</text:span><text:span text:style-name="T338"> </text:span><text:span text:style-name="T341">Y</text:span><text:span text:style-name="T338">ou succeed but there’s some trade-off, consequence, or complication.</text:span></text:p>
      <text:p text:style-name="P51"><text:span text:style-name="T609">🡓</text:span><text:span text:style-name="T425"> </text:span><text:span text:style-name="T426">S</text:span><text:span text:style-name="T425">omething didn’t go right. </text:span><text:span text:style-name="T426">It might not be your fault, but you didn’t achieve your goal.</text:span></text:p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7T23:24:27.972173454</dc:date>
    <meta:editing-duration>P9DT11H34M44S</meta:editing-duration>
    <meta:editing-cycles>3580</meta:editing-cycles>
    <meta:generator>LibreOffice/6.0.7.3$Linux_X86_64 LibreOffice_project/00m0$Build-3</meta:generator>
    <meta:print-date>2021-11-12T06:54:01.935995134</meta:print-date>
    <meta:document-statistic meta:table-count="2" meta:image-count="0" meta:object-count="0" meta:page-count="2" meta:paragraph-count="76" meta:word-count="2066" meta:character-count="11410" meta:non-whitespace-character-count="9397"/>
  </office:meta>
</office:document-meta>
</file>